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modern"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DejaVu Sans1" svg:font-family="'DejaVu Sans'" style:font-family-generic="modern"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fixed"/>
    <style:font-face style:name="Liberation Mono1" svg:font-family="'Liberation Mono', 'DejaVu Sans Mono'"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none" draw:fill="none"/>
      <style:paragraph-properties style:writing-mode="lr-tb"/>
    </style:style>
    <style:style style:name="gr4" style:family="graphic" style:parent-style-name="standard">
      <style:graphic-properties draw:stroke="none" draw:fill="none"/>
      <style:paragraph-properties style:writing-mode="lr-tb"/>
    </style:style>
    <style:style style:name="gr5" style:family="graphic" style:parent-style-name="standard" style:list-style-name="L2">
      <style:graphic-properties draw:stroke="none" draw:fill="none"/>
      <style:paragraph-properties style:writing-mode="lr-tb"/>
    </style:style>
    <style:style style:name="gr6" style:family="graphic" style:parent-style-name="standard" style:list-style-name="L2">
      <style:graphic-properties draw:stroke="none" draw:fill="none"/>
      <style:paragraph-properties style:writing-mode="lr-tb"/>
    </style:style>
    <style:style style:name="gr7" style:family="graphic" style:parent-style-name="standard">
      <style:graphic-properties draw:fill="solid" draw:fill-color="#ffff00" draw:textarea-vertical-align="middle" draw:auto-grow-height="false" fo:min-height="1.021cm" fo:min-width="1.418cm" fo:wrap-option="wrap"/>
      <style:paragraph-properties style:writing-mode="lr-tb"/>
    </style:style>
    <style:style style:name="gr8" style:family="graphic" style:parent-style-name="standard">
      <style:graphic-properties draw:fill="solid" draw:fill-color="#729fcf" draw:textarea-horizontal-align="justify" draw:textarea-vertical-align="middle" draw:auto-grow-height="false" fo:min-height="9.27cm" fo:min-width="4.657cm"/>
      <style:paragraph-properties style:writing-mode="lr-tb"/>
    </style:style>
    <style:style style:name="gr9" style:family="graphic" style:parent-style-name="standard">
      <style:graphic-properties draw:fill="solid" draw:fill-color="#ffff00" draw:textarea-vertical-align="middle" draw:auto-grow-height="false" fo:min-height="1.655cm" fo:min-width="2.273cm" fo:wrap-option="wrap"/>
    </style:style>
    <style:style style:name="gr10" style:family="graphic" style:parent-style-name="standard">
      <style:graphic-properties draw:fill="solid" draw:fill-color="#3faf46" draw:textarea-horizontal-align="justify" draw:textarea-vertical-align="middle" draw:auto-grow-height="false" fo:min-height="6.936cm" fo:min-width="5.339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3.41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06cm"/>
      <style:paragraph-properties style:writing-mode="lr-tb"/>
    </style:style>
    <style:style style:name="gr14" style:family="graphic" style:parent-style-name="standard">
      <style:graphic-properties draw:fill="solid" draw:fill-color="#3faf46" draw:textarea-horizontal-align="justify" draw:textarea-vertical-align="middle" draw:auto-grow-height="false" fo:min-height="0.068cm" fo:min-width="4.079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4.82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02cm" fo:min-width="2.961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5.002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423cm" fo:min-width="3.947cm"/>
      <style:paragraph-properties style:writing-mode="lr-tb"/>
    </style:style>
    <style:style style:name="gr19" style:family="graphic" style:parent-style-name="standard">
      <style:graphic-properties draw:fill="solid" draw:fill-color="#3faf46" draw:textarea-vertical-align="middle" draw:auto-grow-height="false" fo:min-height="0.009cm" fo:min-width="2.418cm" fo:wrap-option="wrap"/>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3.744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2.35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749cm"/>
      <style:paragraph-properties style:writing-mode="lr-tb"/>
    </style:style>
    <style:style style:name="gr23" style:family="graphic" style:parent-style-name="standard">
      <style:graphic-properties draw:fill="solid" draw:fill-color="#729fcf" draw:textarea-vertical-align="middle" draw:auto-grow-height="false" fo:min-height="2.926cm" fo:min-width="2.676cm" fo:wrap-option="wrap"/>
    </style:style>
    <style:style style:name="gr24" style:family="graphic" style:parent-style-name="standard">
      <style:graphic-properties draw:textarea-vertical-align="middle" draw:auto-grow-height="false" fo:min-height="0.009cm" fo:min-width="2.418cm" fo:wrap-option="wrap"/>
    </style:style>
    <style:style style:name="gr25" style:family="graphic" style:parent-style-name="standard">
      <style:graphic-properties draw:stroke="none" svg:stroke-color="#000000" draw:fill="none" draw:fill-color="#ffffff" draw:textarea-horizontal-align="left" draw:auto-grow-height="true" draw:auto-grow-width="false" fo:min-height="1.798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gr27" style:family="graphic" style:parent-style-name="standard">
      <style:graphic-properties draw:textarea-vertical-align="middle" draw:auto-grow-height="false" fo:min-height="1.655cm" fo:min-width="2.04cm" fo:wrap-option="wrap"/>
    </style:style>
    <style:style style:name="gr28" style:family="graphic" style:parent-style-name="standard">
      <style:graphic-properties draw:fill="solid" draw:fill-color="#ff8000" draw:textarea-horizontal-align="justify" draw:textarea-vertical-align="middle" draw:auto-grow-height="false" fo:min-height="1.801cm" fo:min-width="1.56cm"/>
      <style:paragraph-properties style:writing-mode="lr-tb"/>
    </style:style>
    <style:style style:name="gr29" style:family="graphic" style:parent-style-name="standard">
      <style:graphic-properties draw:textarea-horizontal-align="justify" draw:textarea-vertical-align="middle" draw:auto-grow-height="false" fo:min-height="0.386cm" fo:min-width="3.454cm"/>
    </style:style>
    <style:style style:name="gr30" style:family="graphic" style:parent-style-name="standard">
      <style:graphic-properties draw:stroke="none" draw:stroke-dash="Dashed_20__28_var_29__20_2" svg:stroke-width="0.05cm" svg:stroke-color="#009bdd" draw:marker-start="" draw:marker-start-width="0.35cm" draw:marker-start-center="false" draw:marker-end="" draw:marker-end-width="0.35cm" draw:marker-end-center="false" svg:stroke-opacity="100%" draw:stroke-linejoin="round" svg:stroke-linecap="butt" draw:fill="solid" draw:fill-color="#ff8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03cm" draw:shadow-offset-y="0.03cm" draw:shadow-color="#77caee" draw:shadow-opacity="100%" loext:shadow-blur="0cm"/>
    </style:style>
    <style:style style:name="gr31" style:family="graphic" style:parent-style-name="standard">
      <style:graphic-properties draw:stroke="none" dr3d:horizontal-segments="4" dr3d:vertical-segments="14" dr3d:close-front="true" dr3d:close-back="true"/>
    </style:style>
    <style:style style:name="gr32" style:family="graphic">
      <style:graphic-properties draw:stroke="solid" svg:stroke-width="0.026cm" svg:stroke-color="#ffffff" draw:marker-start="" draw:marker-start-width="0.3cm" draw:marker-start-center="false" draw:marker-end="" draw:marker-end-width="0.3cm" draw:marker-end-center="false" draw:stroke-linejoin="miter" draw:fill="solid" draw:fill-color="#1e88e5" draw:secondary-fill-color="#b3b3b3" draw:textarea-horizontal-align="center" draw:textarea-vertical-align="middle" draw:auto-grow-height="false" draw:fit-to-size="false" style:shrink-to-fit="false" fo:min-height="5.076cm" fo:min-width="11.565cm" fo:padding-top="0.131cm" fo:padding-bottom="0.131cm" fo:padding-left="0.25cm" fo:padding-right="0.25cm" fo:wrap-option="wrap" draw:shadow="visible" draw:shadow-offset-x="0.071cm" draw:shadow-offset-y="0.071cm" draw:shadow-color="#f44336" draw:shadow-opacity="100%"/>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2.606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r9" style:family="presentation" style:parent-style-name="Blue_5f_Curve1-title">
      <style:graphic-properties fo:min-height="2.317cm"/>
      <style:paragraph-properties style:writing-mode="lr-tb"/>
    </style:style>
    <style:style style:name="pr10" style:family="presentation" style:parent-style-name="Blue_5f_Curve1-title">
      <style:graphic-properties draw:auto-grow-height="true" fo:min-height="1.328cm"/>
      <style:paragraph-properties style:writing-mode="lr-tb"/>
    </style:style>
    <style:style style:name="pr11" style:family="presentation" style:parent-style-name="Blue_5f_Curve1-title">
      <style:graphic-properties draw:auto-grow-height="true" fo:min-height="3.909cm"/>
      <style:paragraph-properties style:writing-mode="lr-tb"/>
    </style:style>
    <style:style style:name="pr12" style:family="presentation" style:parent-style-name="Blue_5f_Curve1-title">
      <style:graphic-properties fo:min-height="2.606cm"/>
      <style:paragraph-properties style:writing-mode="lr-tb"/>
    </style:style>
    <style:style style:name="P1" style:family="paragraph">
      <style:paragraph-properties style:writing-mode="lr-tb"/>
    </style:style>
    <style:style style:name="P2" style:family="paragraph">
      <style:text-properties fo:color="#ffffff" loext:opacity="100%"/>
    </style:style>
    <style:style style:name="P3" style:family="paragraph">
      <loext:graphic-properties draw:fill="none" draw:fill-color="#ffffff"/>
      <style:text-properties fo:color="#ffffff" loext:opacity="100%"/>
    </style:style>
    <style:style style:name="P4" style:family="paragraph">
      <loext:graphic-properties draw:fill-color="#ffffff"/>
      <style:paragraph-properties style:writing-mode="lr-tb"/>
    </style:style>
    <style:style style:name="P5" style:family="paragraph">
      <loext:graphic-properties draw:fill-color="#ffffff"/>
      <style:text-properties fo:font-size="20pt"/>
    </style:style>
    <style:style style:name="P6" style:family="paragraph">
      <style:paragraph-properties fo:margin-left="0cm" fo:margin-right="0cm" fo:margin-top="0.374cm" fo:margin-bottom="0cm" fo:text-indent="0cm"/>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margin-top="0.374cm" fo:margin-bottom="0cm" fo:line-height="100%" fo:text-indent="0cm"/>
    </style:style>
    <style:style style:name="P9" style:family="paragraph">
      <loext:graphic-properties draw:fill="none"/>
      <style:paragraph-properties fo:margin-left="0cm" fo:margin-right="0cm" fo:margin-top="0.374cm" fo:margin-bottom="0cm" fo:line-height="100%" fo:text-indent="0cm" style:writing-mode="lr-tb"/>
      <style:text-properties fo:font-size="18pt"/>
    </style:style>
    <style:style style:name="P10" style:family="paragraph">
      <style:paragraph-properties fo:margin-left="0cm" fo:margin-right="0cm" fo:margin-top="0cm" fo:margin-bottom="0cm" fo:line-height="100%" fo:text-align="start" fo:text-indent="0cm"/>
    </style:style>
    <style:style style:name="P11" style:family="paragraph">
      <style:paragraph-properties fo:text-align="start"/>
    </style:style>
    <style:style style:name="P12" style:family="paragraph">
      <loext:graphic-properties draw:fill="none"/>
      <style:paragraph-properties style:writing-mode="lr-tb"/>
    </style:style>
    <style:style style:name="P13" style:family="paragraph">
      <style:paragraph-properties fo:margin-left="0cm" fo:margin-right="0cm" fo:margin-top="0.3cm" fo:margin-bottom="0cm" fo:line-height="100%" fo:text-indent="0cm"/>
    </style:style>
    <style:style style:name="P14" style:family="paragraph">
      <loext:graphic-properties draw:fill="none"/>
      <style:paragraph-properties fo:margin-left="0cm" fo:margin-right="0cm" fo:margin-top="0.3cm" fo:margin-bottom="0cm" fo:line-height="100%" fo:text-indent="0cm" style:writing-mode="lr-tb"/>
      <style:text-properties fo:font-size="18pt"/>
    </style:style>
    <style:style style:name="P15" style:family="paragraph">
      <loext:graphic-properties draw:fill="none"/>
      <style:paragraph-properties style:writing-mode="lr-tb"/>
      <style:text-properties fo:font-size="18pt"/>
    </style:style>
    <style:style style:name="P16" style:family="paragraph">
      <style:paragraph-properties fo:text-align="center" style:writing-mode="lr-tb"/>
    </style:style>
    <style:style style:name="P17" style:family="paragraph">
      <loext:graphic-properties draw:fill="solid" draw:fill-color="#ffff00"/>
      <style:paragraph-properties fo:text-align="center" style:writing-mode="lr-tb"/>
    </style:style>
    <style:style style:name="P18" style:family="paragraph">
      <loext:graphic-properties draw:fill="solid" draw:fill-color="#729fcf"/>
      <style:paragraph-properties fo:text-align="center" style:writing-mode="lr-tb"/>
    </style:style>
    <style:style style:name="P19" style:family="paragraph">
      <loext:graphic-properties draw:fill="solid" draw:fill-color="#ffff00"/>
      <style:paragraph-properties fo:text-align="center"/>
    </style:style>
    <style:style style:name="P20" style:family="paragraph">
      <loext:graphic-properties draw:fill="solid" draw:fill-color="#3faf46"/>
      <style:paragraph-properties fo:text-align="center"/>
    </style:style>
    <style:style style:name="P21" style:family="paragraph">
      <loext:graphic-properties draw:fill="none" draw:fill-color="#ffffff"/>
      <style:paragraph-properties style:writing-mode="lr-tb"/>
    </style:style>
    <style:style style:name="P22" style:family="paragraph">
      <loext:graphic-properties draw:fill="solid" draw:fill-color="#729fcf"/>
      <style:paragraph-properties fo:text-align="center"/>
    </style:style>
    <style:style style:name="P23" style:family="paragraph">
      <style:paragraph-properties fo:text-align="center"/>
    </style:style>
    <style:style style:name="P24" style:family="paragraph">
      <loext:graphic-properties draw:fill="none" draw:fill-color="#ffffff"/>
      <style:paragraph-properties style:writing-mode="lr-tb"/>
      <style:text-properties fo:color="#ff0000" loext:opacity="100%" style:text-outline="false" fo:font-weight="bold" style:font-weight-asian="bold" style:font-weight-complex="bold"/>
    </style:style>
    <style:style style:name="P25" style:family="paragraph">
      <loext:graphic-properties draw:fill="solid" draw:fill-color="#ff8000"/>
      <style:paragraph-properties fo:text-align="center" style:writing-mode="lr-tb"/>
    </style:style>
    <style:style style:name="P26" style:family="paragraph">
      <loext:graphic-properties draw:fill="none" draw:fill-color="#ffffff"/>
    </style:style>
    <style:style style:name="P27"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style:style style:name="P28" style:family="paragraph">
      <loext:graphic-properties draw:fill="solid" draw:fill-color="#1e88e5" draw:secondary-fill-color="#b3b3b3"/>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style:style style:name="P29" style:family="paragraph">
      <loext:graphic-properties draw:fill-color="#ffffff"/>
    </style:style>
    <style:style style:name="T1" style:family="text">
      <style:text-properties fo:color="#ffffff" loext:opacity="100%"/>
    </style:style>
    <style:style style:name="T2" style:family="text">
      <style:text-properties fo:font-weight="bold" style:font-weight-asian="bold" style:font-weight-complex="bold"/>
    </style:style>
    <style:style style:name="T3" style:family="text">
      <style:text-properties fo:font-size="18pt"/>
    </style:style>
    <style:style style:name="T4"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 style:family="text">
      <style:text-properties style:font-name="Liberation Mono" fo:font-size="10pt" style:font-name-asian="Liberation Mono" style:font-size-asian="10pt" style:font-name-complex="Liberation Mono" style:font-size-complex="10pt"/>
    </style:style>
    <style:style style:name="T6" style:family="text">
      <style:text-properties fo:color="#ff0000" loext:opacity="100%" style:text-outline="false" fo:font-size="16pt" style:font-size-asian="16pt" style:font-size-complex="16pt"/>
    </style:style>
    <style:style style:name="T7" style:family="text">
      <style:text-properties fo:color="#ff0000" loext:opacity="100%" style:text-outline="false" fo:font-size="21pt" style:font-size-asian="21pt" style:font-size-complex="21pt"/>
    </style:style>
    <style:style style:name="T8" style:family="text">
      <style:text-properties fo:color="#ff0000" loext:opacity="100%" style:text-outline="false" fo:font-size="20pt" style:font-size-asian="20pt" style:font-size-complex="20pt"/>
    </style:style>
    <style:style style:name="T9" style:family="text">
      <style:text-properties fo:font-variant="normal" fo:text-transform="none" fo:color="#000000" loext:opacity="100%" style:text-outline="false" style:text-line-through-style="none" style:text-line-through-type="none" style:text-position="0% 100%" style:font-name="Noto Serif"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9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001cm" svg:height="3cm" svg:x="0cm" svg:y="4.5cm" presentation:class="title" presentation:user-transformed="true">
          <draw:text-box>
            <text:p text:style-name="P1">Linux Power!</text:p>
          </draw:text-box>
        </draw:frame>
        <draw:frame draw:style-name="gr1" draw:text-style-name="P3" draw:layer="layout" svg:width="7.161cm" svg:height="1.673cm" svg:x="18.469cm" svg:y="13.558cm">
          <draw:text-box>
            <text:p text:style-name="P2"><text:span text:style-name="T1">Matti Vaittinen</text:span></text:p>
            <text:p text:style-name="P2"><text:span text:style-name="T1">ROHM </text:span><text:span text:style-name="T1">Semiconductors</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0.999cm" svg:y="0.499cm" presentation:class="title">
          <draw:text-box>
            <text:p>About me</text:p>
          </draw:text-box>
        </draw:frame>
        <draw:frame presentation:style-name="pr4" draw:layer="layout" svg:width="26cm" svg:height="10cm" svg:x="0.999cm" svg:y="2.999cm" presentation:class="outline">
          <draw:text-box>
            <text:list text:style-name="L2">
              <text:list-item>
                <text:p>Matti Vaittinen</text:p>
              </text:list-item>
              <text:list-item>
                <text:p>Kernel/Driver developer at ROHM Semiconductor</text:p>
              </text:list-item>
              <text:list-item>
                <text:p>Worked at Nokia BTS projects (networking, clock &amp; sync) 2005 – 2017</text:p>
              </text:list-item>
              <text:list-item>
                <text:p>Currently mainly developing/maintaining upstream Linux device drivers for ROHM ICs</text:p>
              </text:list-item>
            </text:list>
          </draw:text-box>
        </draw:frame>
        <presentation:notes draw:style-name="dp4">
          <office:forms form:automatic-focus="false" form:apply-design-mode="false"/>
          <draw:page-thumbnail draw:style-name="gr2"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8cm" presentation:class="title" presentation:user-transformed="true">
          <draw:text-box>
            <text:p>Powering a processor</text:p>
          </draw:text-box>
        </draw:frame>
        <draw:frame presentation:style-name="pr7" draw:text-style-name="P1" draw:layer="layout" svg:width="26cm" svg:height="10cm" svg:x="0.999cm" svg:y="2.999cm" presentation:class="outline">
          <draw:text-box>
            <text:list text:style-name="L2">
              <text:list-item>
                <text:p text:style-name="P1">Processor and peripherals need power</text:p>
              </text:list-item>
              <text:list-item>
                <text:p text:style-name="P1">Can be as simple as a dummy DC power source with correct voltage</text:p>
              </text:list-item>
              <text:list-item>
                <text:p text:style-name="P1">Modern SOCs can have specific requirements</text:p>
                <text:list>
                  <text:list-item>
                    <text:p text:style-name="P1">Voltages</text:p>
                  </text:list-item>
                  <text:list-item>
                    <text:p text:style-name="P1">Timings</text:p>
                    <text:list>
                      <text:list-header>
                        <text:p text:style-name="P1">=&gt; Start-up/shut-down sequence for power sources</text:p>
                      </text:list-header>
                    </text:list>
                  </text:list-item>
                </text:list>
              </text:list-item>
            </text:list>
          </draw:text-box>
        </draw:frame>
        <presentation:notes draw:style-name="dp2">
          <draw:page-thumbnail draw:style-name="gr2"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9" draw:text-style-name="P1" draw:layer="layout" svg:width="26cm" svg:height="2.317cm" svg:x="0.999cm" svg:y="0.005cm" presentation:class="title" presentation:user-transformed="true">
          <draw:text-box>
            <text:p>More control…</text:p>
          </draw:text-box>
        </draw:frame>
        <draw:frame presentation:style-name="pr4" draw:text-style-name="P1" draw:layer="layout" svg:width="26cm" svg:height="10cm" svg:x="0.999cm" svg:y="2.999cm" presentation:class="outline" presentation:user-transformed="true">
          <draw:text-box>
            <text:list text:style-name="L2">
              <text:list-item>
                <text:p>Power savings by:</text:p>
                <text:list>
                  <text:list-item>
                    <text:p>Shutting down not needed devices</text:p>
                  </text:list-item>
                  <text:list-item>
                    <text:p>Stand-by state(s)</text:p>
                  </text:list-item>
                  <text:list-item>
                    <text:p>DVS (Dynamic Voltage Scaling)</text:p>
                  </text:list-item>
                </text:list>
              </text:list-item>
              <text:list-item>
                <text:p>Powering on a system at a given time...</text:p>
                <text:list>
                  <text:list-item>
                    <text:p>RTC</text:p>
                  </text:list-item>
                </text:list>
              </text:list-item>
              <text:list-item>
                <text:p>...Or by event</text:p>
                <text:list>
                  <text:list-item>
                    <text:p>HALL sensor, ...</text:p>
                  </text:list-item>
                </text:list>
                <text:p/>
              </text:list-item>
            </text:list>
          </draw:text-box>
        </draw:frame>
        <presentation:notes draw:style-name="dp2">
          <draw:page-thumbnail draw:style-name="gr2"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 more ...</text:p>
          </draw:text-box>
        </draw:frame>
        <draw:frame presentation:style-name="pr4" draw:text-style-name="P1" draw:layer="layout" svg:width="26cm" svg:height="10cm" svg:x="0.999cm" svg:y="2.999cm" presentation:class="outline">
          <draw:text-box>
            <text:list text:style-name="L2">
              <text:list-item>
                <text:p text:style-name="P6">Battery / charger</text:p>
              </text:list-item>
              <text:list-item>
                <text:p text:style-name="P6">Watchdog</text:p>
              </text:list-item>
              <text:list-item>
                <text:p text:style-name="P6">Functional safety</text:p>
                <text:list>
                  <text:list-item>
                    <text:p>Voltage monitoring</text:p>
                  </text:list-item>
                  <text:list-item>
                    <text:p>Current monitoring</text:p>
                  </text:list-item>
                  <text:list-item>
                    <text:p>Temperature monitoring</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PMICs</text:p>
          </draw:text-box>
        </draw:frame>
        <draw:frame presentation:style-name="pr4" draw:text-style-name="P1" draw:layer="layout" svg:width="26cm" svg:height="10cm" svg:x="0.999cm" svg:y="2.999cm" presentation:class="outline">
          <draw:text-box>
            <text:list text:style-name="L2">
              <text:list-item>
                <text:p>PMIC – Power Management Integrated Circuit</text:p>
                <text:list>
                  <text:list-item>
                    <text:p>Multiple DC sources with specific start-up/shut-down sequence + DVS </text:p>
                  </text:list-item>
                  <text:list-item>
                    <text:p>Auxiliary blocks. (RTC, WDG, Charger, GPIO, CLK, …)</text:p>
                  </text:list-item>
                </text:list>
              </text:list-item>
              <text:list-item>
                <text:p>Often MFD drivers. (Note, allow re-use)</text:p>
                <text:list>
                  <text:list-item>
                    <text:p><text:span text:style-name="T2">Regulator</text:span>, RTC, Power supply, Watchdog, GPIO, CLK ...</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11" draw:text-style-name="P1" draw:layer="layout" svg:width="26cm" svg:height="3.909cm" svg:x="0.999cm" svg:y="-0.79cm" presentation:class="title">
          <draw:text-box>
            <text:p>Regulator provider / consumer</text:p>
          </draw:text-box>
        </draw:frame>
        <draw:frame presentation:style-name="pr4" draw:text-style-name="P1" draw:layer="layout" svg:width="26cm" svg:height="10cm" svg:x="0.999cm" svg:y="2.999cm" presentation:class="outline">
          <draw:text-box>
            <text:list text:style-name="L2">
              <text:list-item>
                <text:p>Provider is driver interfacing the hardware. Eg, sits “below” the regulator framework. Between regulator framework and HW.</text:p>
              </text:list-item>
              <text:list-item>
                <text:p>Consumer is driver who wishes to control the regulator using the regulator framework. Eg, sits “on top of” the regulator framework.</text:p>
              </text:list-item>
              <text:list-item>
                <text:p>PMIC driver is the provider driver.</text:p>
              </text:list-item>
            </text:list>
          </draw:text-box>
        </draw:frame>
        <presentation:notes draw:style-name="dp2">
          <draw:page-thumbnail draw:style-name="gr2"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Detecting unexpected</text:p>
          </draw:text-box>
        </draw:frame>
        <draw:frame presentation:style-name="pr4" draw:text-style-name="P1" draw:layer="layout" svg:width="26cm" svg:height="10cm" svg:x="0.999cm" svg:y="2.999cm" presentation:class="outline">
          <draw:text-box>
            <text:list text:style-name="L2">
              <text:list-item>
                <text:p>PMIC allows configuring safety-limits</text:p>
                <text:list>
                  <text:list-item>
                    <text:p>Severity - Protection, Error, Warning</text:p>
                  </text:list-item>
                  <text:list-item>
                    <text:p>Protection =&gt; Unconditional shutdown by HW.</text:p>
                  </text:list-item>
                  <text:list-item>
                    <text:p>Error =&gt; Irrecoverable error, system not expected to be usable. Error handling by software.</text:p>
                  </text:list-item>
                  <text:list-item>
                    <text:p>Warning =&gt; Something is off-limit, system still usable but a recovery action should be taken to prevent escalation to errors.</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Safety limits, devicetree</text:p>
          </draw:text-box>
        </draw:frame>
        <draw:frame presentation:style-name="pr4" draw:text-style-name="P1" draw:layer="layout" svg:width="26cm" svg:height="10cm" svg:x="0.999cm" svg:y="2.999cm" presentation:class="outline">
          <draw:text-box>
            <text:list text:style-name="L2">
              <text:list-item>
                <text:p text:style-name="P6">Property format regulator-&lt;event&gt;-&lt;severity&gt;-&lt;unit&gt;</text:p>
                <text:p>Examples:</text:p>
                <text:p/>
                <text:p/>
                <text:p/>
              </text:list-item>
              <text:list-item>
                <text:p>Value 0 =&gt; disable, 1 =&gt; enable (with existing limit)</text:p>
              </text:list-item>
              <text:list-item>
                <text:p>others new limit</text:p>
              </text:list-item>
              <text:list-item>
                <text:p>What if hardware does not support given limit?</text:p>
              </text:list-item>
            </text:list>
          </draw:text-box>
        </draw:frame>
        <draw:frame draw:style-name="gr3" draw:text-style-name="P9" draw:layer="layout" svg:width="16.373cm" svg:height="0.961cm" svg:x="2.675cm" svg:y="5.715cm">
          <draw:text-box>
            <text:list text:style-name="L2">
              <text:list-header>
                <text:p text:style-name="P8"><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text:span><text:span text:style-name="T3">o</text:span><text:span text:style-name="T3">c</text:span><text:span text:style-name="T3">-</text:span><text:span text:style-name="T3">p</text:span><text:span text:style-name="T3">r</text:span><text:span text:style-name="T3">o</text:span><text:span text:style-name="T3">t</text:span><text:span text:style-name="T3">e</text:span><text:span text:style-name="T3">c</text:span><text:span text:style-name="T3">t</text:span><text:span text:style-name="T3">i</text:span><text:span text:style-name="T3">o</text:span><text:span text:style-name="T3">n</text:span><text:span text:style-name="T3">-</text:span><text:span text:style-name="T3">m</text:span><text:span text:style-name="T3">i</text:span><text:span text:style-name="T3">c</text:span><text:span text:style-name="T3">r</text:span><text:span text:style-name="T3">o</text:span><text:span text:style-name="T3">a</text:span><text:span text:style-name="T3">m</text:span><text:span text:style-name="T3">p</text:span><text:span text:style-name="T3">,</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text:span><text:span text:style-name="T3">o</text:span><text:span text:style-name="T3">c</text:span><text:span text:style-name="T3">-</text:span><text:span text:style-name="T3">e</text:span><text:span text:style-name="T3">r</text:span><text:span text:style-name="T3">r</text:span><text:span text:style-name="T3">o</text:span><text:span text:style-name="T3">r</text:span><text:span text:style-name="T3">-</text:span><text:span text:style-name="T3">m</text:span><text:span text:style-name="T3">i</text:span><text:span text:style-name="T3">c</text:span><text:span text:style-name="T3">r</text:span><text:span text:style-name="T3">o</text:span><text:span text:style-name="T3">a</text:span><text:span text:style-name="T3">m</text:span><text:span text:style-name="T3">p</text:span><text:span text:style-name="T3">,</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text:span><text:span text:style-name="T3">o</text:span><text:span text:style-name="T3">c</text:span><text:span text:style-name="T3">-</text:span><text:span text:style-name="T3">w</text:span><text:span text:style-name="T3">a</text:span><text:span text:style-name="T3">r</text:span><text:span text:style-name="T3">n</text:span><text:span text:style-name="T3">-</text:span><text:span text:style-name="T3">m</text:span><text:span text:style-name="T3">i</text:span><text:span text:style-name="T3">c</text:span><text:span text:style-name="T3">r</text:span><text:span text:style-name="T3">o</text:span><text:span text:style-name="T3">a</text:span><text:span text:style-name="T3">m</text:span><text:span text:style-name="T3">p</text:span></text:p>
                <text:p text:style-name="P8"><text:span text:style-name="T4">r</text:span><text:span text:style-name="T4">e</text:span><text:span text:style-name="T4">g</text:span><text:span text:style-name="T4">u</text:span><text:span text:style-name="T4">l</text:span><text:span text:style-name="T4">a</text:span><text:span text:style-name="T4">t</text:span><text:span text:style-name="T4">o</text:span><text:span text:style-name="T4">r</text:span><text:span text:style-name="T4">-</text:span><text:span text:style-name="T4">o</text:span><text:span text:style-name="T4">v</text:span><text:span text:style-name="T4">-</text:span><text:span text:style-name="T4">p</text:span><text:span text:style-name="T4">r</text:span><text:span text:style-name="T4">o</text:span><text:span text:style-name="T4">t</text:span><text:span text:style-name="T4">e</text:span><text:span text:style-name="T4">c</text:span><text:span text:style-name="T4">t</text:span><text:span text:style-name="T4">i</text:span><text:span text:style-name="T4">o</text:span><text:span text:style-name="T4">n</text:span><text:span text:style-name="T4">-</text:span><text:span text:style-name="T4">m</text:span><text:span text:style-name="T4">i</text:span><text:span text:style-name="T4">c</text:span><text:span text:style-name="T4">r</text:span><text:span text:style-name="T4">o</text:span><text:span text:style-name="T4">v</text:span><text:span text:style-name="T4">o</text:span><text:span text:style-name="T4">l</text:span><text:span text:style-name="T4">t</text:span><text:span text:style-name="T4">,</text:span><text:span text:style-name="T4">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text:span><text:span text:style-name="T3">o</text:span><text:span text:style-name="T3">v</text:span><text:span text:style-name="T3">-</text:span><text:span text:style-name="T3">e</text:span><text:span text:style-name="T3">r</text:span><text:span text:style-name="T3">r</text:span><text:span text:style-name="T3">o</text:span><text:span text:style-name="T3">r</text:span><text:span text:style-name="T3">-</text:span><text:span text:style-name="T3">m</text:span><text:span text:style-name="T3">i</text:span><text:span text:style-name="T3">c</text:span><text:span text:style-name="T3">r</text:span><text:span text:style-name="T3">o</text:span><text:span text:style-name="T3">v</text:span><text:span text:style-name="T3">o</text:span><text:span text:style-name="T3">l</text:span><text:span text:style-name="T3">t</text:span><text:span text:style-name="T3">,</text:span><text:span text:style-name="T3"> </text:span><text:span text:style-name="T3">.</text:span><text:span text:style-name="T3">.</text:span><text:span text:style-name="T3">.</text:span></text:p>
              </text:list-header>
            </text:list>
          </draw:text-box>
        </draw:frame>
        <presentation:notes draw:style-name="dp2">
          <draw:page-thumbnail draw:style-name="gr2"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presentation:user-transformed="true">
          <draw:text-box>
            <text:p>Callbacks for configuring limits</text:p>
          </draw:text-box>
        </draw:frame>
        <draw:frame presentation:style-name="pr4" draw:text-style-name="P1" draw:layer="layout" svg:width="26cm" svg:height="10cm" svg:x="1.099cm" svg:y="2.999cm" presentation:class="outline" presentation:user-transformed="true">
          <draw:text-box>
            <text:list text:style-name="L2">
              <text:list-header>
                <text:p><text:s/></text:p>
              </text:list-header>
            </text:list>
          </draw:text-box>
        </draw:frame>
        <draw:frame draw:style-name="gr4" draw:text-style-name="P12" draw:layer="layout" svg:width="22.225cm" svg:height="9.525cm" svg:x="1.27cm" svg:y="3.175cm">
          <draw:text-box>
            <text:p text:style-name="P10"><text:span text:style-name="T5">struc</text:span><text:span text:style-name="T5">t </text:span><text:span text:style-name="T5"><text:a xlink:href="https://elixir.bootlin.com/linux/v6.1-rc6/C/ident/regulator_ops" xlink:type="simple">regulator_ops</text:a></text:span><text:span text:style-name="T5"><text:s/>{</text:span></text:p>
            <text:p text:style-name="P10"><text:span text:style-name="T5"><text:tab/></text:span><text:span text:style-name="T5">// </text:span><text:span text:style-name="T5">snip</text:span></text:p>
            <text:p text:style-name="P10"><text:span text:style-name="T5"><text:s text:c="6"/></text:span><text:span text:style-name="T5"><text:s text:c="2"/></text:span><text:span text:style-name="T5">int </text:span><text:span text:style-name="T5">(*</text:span><text:span text:style-name="T5"><text:a xlink:href="https://elixir.bootlin.com/linux/v6.1-rc6/C/ident/set_over_current_protection" xlink:type="simple">set_over_current_protection</text:a></text:span><text:span text:style-name="T5">)</text:span><text:span text:style-name="T5">(stru</text:span><text:span text:style-name="T5">ct </text:span><text:span text:style-name="T5"><text:a xlink:href="https://elixir.bootlin.com/linux/v6.1-rc6/C/ident/regulator_dev" xlink:type="simple">regulator_dev</text:a></text:span><text:span text:style-name="T5"><text:s/>*, </text:span><text:span text:style-name="T5">int </text:span><text:span text:style-name="T5"><text:a xlink:href="https://elixir.bootlin.com/linux/v6.1-rc6/C/ident/lim_uA" xlink:type="simple">lim_uA</text:a></text:span><text:span text:style-name="T5">,</text:span></text:p>
            <text:p text:style-name="P10"><text:span text:style-name="T5"><text:s text:c="6"/></text:span><text:span text:style-name="T5"><text:s text:c="6"/></text:span><text:span text:style-name="T5"><text:s text:c="6"/></text:span><text:span text:style-name="T5"><text:s text:c="6"/></text:span><text:span text:style-name="T5"><text:s text:c="6"/></text:span><text:span text:style-name="T5"><text:s text:c="6"/></text:span><text:span text:style-name="T5"><text:s text:c="6"/></text:span><text:span text:style-name="T5"><text:s/></text:span><text:span text:style-name="T5">int </text:span><text:span text:style-name="T5"><text:a xlink:href="https://elixir.bootlin.com/linux/v6.1-rc6/C/ident/severity" xlink:type="simple">severity</text:a></text:span><text:span text:style-name="T5">, </text:span><text:span text:style-name="T5"><text:a xlink:href="https://elixir.bootlin.com/linux/v6.1-rc6/C/ident/bool" xlink:type="simple">bool</text:a></text:span><text:span text:style-name="T5"><text:s/></text:span><text:span text:style-name="T5"><text:a xlink:href="https://elixir.bootlin.com/linux/v6.1-rc6/C/ident/enable" xlink:type="simple">enable</text:a></text:span><text:span text:style-name="T5">);</text:span></text:p>
            <text:p text:style-name="P10"><text:span text:style-name="T5"><text:s text:c="6"/></text:span><text:span text:style-name="T5"><text:s text:c="2"/></text:span><text:span text:style-name="T5">int </text:span><text:span text:style-name="T5">(*</text:span><text:span text:style-name="T5"><text:a xlink:href="https://elixir.bootlin.com/linux/v6.1-rc6/C/ident/set_over_voltage_protection" xlink:type="simple">set_over_voltage_protection</text:a></text:span><text:span text:style-name="T5">)</text:span><text:span text:style-name="T5">(stru</text:span><text:span text:style-name="T5">ct </text:span><text:span text:style-name="T5"><text:a xlink:href="https://elixir.bootlin.com/linux/v6.1-rc6/C/ident/regulator_dev" xlink:type="simple">regulator_dev</text:a></text:span><text:span text:style-name="T5"><text:s/>*, </text:span><text:span text:style-name="T5">int </text:span><text:span text:style-name="T5">lim_u</text:span><text:span text:style-name="T5">V,</text:span></text:p>
            <text:p text:style-name="P10"><text:span text:style-name="T5"><text:s text:c="6"/></text:span><text:span text:style-name="T5"><text:s text:c="6"/></text:span><text:span text:style-name="T5"><text:s text:c="6"/></text:span><text:span text:style-name="T5"><text:s text:c="6"/></text:span><text:span text:style-name="T5"><text:s text:c="6"/></text:span><text:span text:style-name="T5"><text:s text:c="6"/></text:span><text:span text:style-name="T5"><text:s text:c="6"/></text:span><text:span text:style-name="T5"><text:s/></text:span><text:span text:style-name="T5">int </text:span><text:span text:style-name="T5"><text:a xlink:href="https://elixir.bootlin.com/linux/v6.1-rc6/C/ident/severity" xlink:type="simple">severity</text:a></text:span><text:span text:style-name="T5">, </text:span><text:span text:style-name="T5"><text:a xlink:href="https://elixir.bootlin.com/linux/v6.1-rc6/C/ident/bool" xlink:type="simple">bool</text:a></text:span><text:span text:style-name="T5"><text:s/></text:span><text:span text:style-name="T5"><text:a xlink:href="https://elixir.bootlin.com/linux/v6.1-rc6/C/ident/enable" xlink:type="simple">enable</text:a></text:span><text:span text:style-name="T5">);</text:span></text:p>
            <text:p text:style-name="P10"><text:span text:style-name="T5"><text:s text:c="6"/></text:span><text:span text:style-name="T5"><text:s text:c="2"/></text:span><text:span text:style-name="T5">int </text:span><text:span text:style-name="T5">(*</text:span><text:span text:style-name="T5"><text:a xlink:href="https://elixir.bootlin.com/linux/v6.1-rc6/C/ident/set_under_voltage_protection" xlink:type="simple">set_under_voltage_protection</text:a></text:span><text:span text:style-name="T5">)</text:span><text:span text:style-name="T5">(stru</text:span><text:span text:style-name="T5">ct </text:span><text:span text:style-name="T5"><text:a xlink:href="https://elixir.bootlin.com/linux/v6.1-rc6/C/ident/regulator_dev" xlink:type="simple">regulator_dev</text:a></text:span><text:span text:style-name="T5"><text:s/>*, </text:span><text:span text:style-name="T5">int </text:span><text:span text:style-name="T5">lim_u</text:span><text:span text:style-name="T5">V,</text:span></text:p>
            <text:p text:style-name="P10"><text:span text:style-name="T5"><text:s text:c="6"/></text:span><text:span text:style-name="T5"><text:s text:c="6"/></text:span><text:span text:style-name="T5"><text:s text:c="6"/></text:span><text:span text:style-name="T5"><text:s text:c="6"/></text:span><text:span text:style-name="T5"><text:s text:c="6"/></text:span><text:span text:style-name="T5"><text:s text:c="6"/></text:span><text:span text:style-name="T5"><text:s text:c="6"/></text:span><text:span text:style-name="T5"><text:s text:c="2"/></text:span><text:span text:style-name="T5">int </text:span><text:span text:style-name="T5"><text:a xlink:href="https://elixir.bootlin.com/linux/v6.1-rc6/C/ident/severity" xlink:type="simple">severity</text:a></text:span><text:span text:style-name="T5">, </text:span><text:span text:style-name="T5"><text:a xlink:href="https://elixir.bootlin.com/linux/v6.1-rc6/C/ident/bool" xlink:type="simple">bool</text:a></text:span><text:span text:style-name="T5"><text:s/></text:span><text:span text:style-name="T5"><text:a xlink:href="https://elixir.bootlin.com/linux/v6.1-rc6/C/ident/enable" xlink:type="simple">enable</text:a></text:span><text:span text:style-name="T5">);</text:span></text:p>
            <text:p text:style-name="P10"><text:span text:style-name="T5"><text:s text:c="6"/></text:span><text:span text:style-name="T5"><text:s text:c="2"/></text:span><text:span text:style-name="T5">int </text:span><text:span text:style-name="T5">(*</text:span><text:span text:style-name="T5"><text:a xlink:href="https://elixir.bootlin.com/linux/v6.1-rc6/C/ident/set_thermal_protection" xlink:type="simple">set_thermal_protection</text:a></text:span><text:span text:style-name="T5">)</text:span><text:span text:style-name="T5">(stru</text:span><text:span text:style-name="T5">ct </text:span><text:span text:style-name="T5"><text:a xlink:href="https://elixir.bootlin.com/linux/v6.1-rc6/C/ident/regulator_dev" xlink:type="simple">regulator_dev</text:a></text:span><text:span text:style-name="T5"><text:s/>*, </text:span><text:span text:style-name="T5">int </text:span><text:span text:style-name="T5"><text:a xlink:href="https://elixir.bootlin.com/linux/v6.1-rc6/C/ident/lim" xlink:type="simple">lim</text:a></text:span><text:span text:style-name="T5">,</text:span></text:p>
            <text:p text:style-name="P10"><text:span text:style-name="T5"><text:s text:c="6"/></text:span><text:span text:style-name="T5"><text:s text:c="6"/></text:span><text:span text:style-name="T5"><text:s text:c="6"/></text:span><text:span text:style-name="T5"><text:s text:c="6"/></text:span><text:span text:style-name="T5"><text:s text:c="6"/></text:span><text:span text:style-name="T5"><text:s text:c="6"/></text:span><text:span text:style-name="T5"><text:s text:c="2"/></text:span><text:span text:style-name="T5">int </text:span><text:span text:style-name="T5"><text:a xlink:href="https://elixir.bootlin.com/linux/v6.1-rc6/C/ident/severity" xlink:type="simple">severity</text:a></text:span><text:span text:style-name="T5">, </text:span><text:span text:style-name="T5"><text:a xlink:href="https://elixir.bootlin.com/linux/v6.1-rc6/C/ident/bool" xlink:type="simple">bool</text:a></text:span><text:span text:style-name="T5"><text:s/></text:span><text:span text:style-name="T5"><text:a xlink:href="https://elixir.bootlin.com/linux/v6.1-rc6/C/ident/enable" xlink:type="simple">enable</text:a></text:span><text:span text:style-name="T5">);</text:span></text:p>
            <text:p text:style-name="P10"><text:span text:style-name="T5"/></text:p>
            <text:p text:style-name="P10"><text:span text:style-name="T5">};</text:span></text:p>
            <text:p text:style-name="P11"><text:span text:style-name="T5"/></text:p>
            <text:p text:style-name="P11"><text:span text:style-name="T5">struc</text:span><text:span text:style-name="T5">t </text:span><text:span text:style-name="T5">regul</text:span><text:span text:style-name="T5">ator_</text:span><text:span text:style-name="T5">desc </text:span><text:span text:style-name="T5">{</text:span></text:p>
            <text:p text:style-name="P11"><text:span text:style-name="T5"><text:tab/></text:span><text:span text:style-name="T5">// </text:span><text:span text:style-name="T5">snip</text:span></text:p>
            <text:p text:style-name="P11"><text:span text:style-name="T5"><text:tab/></text:span><text:span text:style-name="T5">const </text:span><text:span text:style-name="T5">struc</text:span><text:span text:style-name="T5">t </text:span><text:span text:style-name="T5">regul</text:span><text:span text:style-name="T5">ator_</text:span><text:span text:style-name="T5">ops </text:span><text:span text:style-name="T5">*ops;</text:span></text:p>
            <text:p text:style-name="P11"><text:span text:style-name="T5">};</text:span></text:p>
            <text:p text:style-name="P11"><text:span text:style-name="T5"/></text:p>
            <text:p text:style-name="P11"><text:span text:style-name="T5">struc</text:span><text:span text:style-name="T5">t </text:span><text:span text:style-name="T5">regul</text:span><text:span text:style-name="T5">ator_</text:span><text:span text:style-name="T5">dev </text:span><text:span text:style-name="T5">*devm</text:span><text:span text:style-name="T5">_regu</text:span><text:span text:style-name="T5">lator</text:span><text:span text:style-name="T5">_regi</text:span><text:span text:style-name="T5">ster(</text:span><text:span text:style-name="T5">struc</text:span><text:span text:style-name="T5">t </text:span><text:span text:style-name="T5">devic</text:span><text:span text:style-name="T5">e </text:span><text:span text:style-name="T5">*dev,</text:span></text:p>
            <text:p text:style-name="P11"><text:span text:style-name="T5"><text:tab/></text:span><text:span text:style-name="T5"><text:tab/></text:span><text:span text:style-name="T5"><text:tab/></text:span><text:span text:style-name="T5"><text:tab/></text:span><text:span text:style-name="T5"> <text:s/></text:span><text:span text:style-name="T5">const </text:span><text:span text:style-name="T5">struc</text:span><text:span text:style-name="T5">t </text:span><text:span text:style-name="T5">regul</text:span><text:span text:style-name="T5">ator_</text:span><text:span text:style-name="T5">desc </text:span><text:span text:style-name="T5">*regu</text:span><text:span text:style-name="T5">lator</text:span><text:span text:style-name="T5">_desc</text:span><text:span text:style-name="T5">,</text:span></text:p>
            <text:p text:style-name="P11"><text:span text:style-name="T5"><text:tab/></text:span><text:span text:style-name="T5"><text:tab/></text:span><text:span text:style-name="T5"><text:tab/></text:span><text:span text:style-name="T5"><text:tab/></text:span><text:span text:style-name="T5"> <text:s/></text:span><text:span text:style-name="T5">const </text:span><text:span text:style-name="T5">struc</text:span><text:span text:style-name="T5">t </text:span><text:span text:style-name="T5">regul</text:span><text:span text:style-name="T5">ator_</text:span><text:span text:style-name="T5">confi</text:span><text:span text:style-name="T5">g </text:span><text:span text:style-name="T5">*conf</text:span><text:span text:style-name="T5">ig)</text:span></text:p>
          </draw:text-box>
        </draw:frame>
        <presentation:notes draw:style-name="dp2">
          <draw:page-thumbnail draw:style-name="gr2"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xample</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frame draw:style-name="gr4" draw:text-style-name="P12" draw:layer="layout" svg:width="17.78cm" svg:height="9.525cm" svg:x="4.168cm" svg:y="3.146cm">
          <draw:text-box>
            <text:p><text:span text:style-name="T5">stati</text:span><text:span text:style-name="T5">c int </text:span><text:span text:style-name="T5">bd957</text:span><text:span text:style-name="T5">6_set</text:span><text:span text:style-name="T5">_ocp(</text:span><text:span text:style-name="T5">struc</text:span><text:span text:style-name="T5">t </text:span><text:span text:style-name="T5">regul</text:span><text:span text:style-name="T5">ator_</text:span><text:span text:style-name="T5">dev </text:span><text:span text:style-name="T5">*rdev</text:span><text:span text:style-name="T5">, int </text:span><text:span text:style-name="T5">lim_u</text:span><text:span text:style-name="T5">A, </text:span><text:span text:style-name="T5">int </text:span><text:span text:style-name="T5">sever</text:span><text:span text:style-name="T5">ity,</text:span></text:p>
            <text:p><text:span text:style-name="T5"><text:s text:c="6"/></text:span><text:span text:style-name="T5"><text:s text:c="6"/></text:span><text:span text:style-name="T5"><text:s text:c="6"/></text:span><text:span text:style-name="T5"><text:s text:c="6"/></text:span><text:span text:style-name="T5"><text:s text:c="2"/></text:span><text:span text:style-name="T5">bool </text:span><text:span text:style-name="T5">enabl</text:span><text:span text:style-name="T5">e)</text:span></text:p>
            <text:p><text:span text:style-name="T5">{</text:span></text:p>
            <text:p><text:span text:style-name="T5"><text:tab/></text:span><text:span text:style-name="T5">// </text:span><text:span text:style-name="T5">snip</text:span></text:p>
            <text:p><text:span text:style-name="T5"/></text:p>
            <text:p><text:span text:style-name="T5"><text:s text:c="6"/></text:span><text:span text:style-name="T5"><text:s text:c="2"/></text:span><text:span text:style-name="T5">/* </text:span><text:span text:style-name="T5">Retur</text:span><text:span text:style-name="T5">n -</text:span><text:span text:style-name="T5">EINVA</text:span><text:span text:style-name="T5">L for </text:span><text:span text:style-name="T5">unsup</text:span><text:span text:style-name="T5">porte</text:span><text:span text:style-name="T5">d </text:span><text:span text:style-name="T5">confi</text:span><text:span text:style-name="T5">gurat</text:span><text:span text:style-name="T5">ions </text:span><text:span text:style-name="T5">*/</text:span></text:p>
            <text:p><text:span text:style-name="T5"><text:s text:c="6"/></text:span><text:span text:style-name="T5"><text:s text:c="2"/></text:span><text:span text:style-name="T5">if </text:span><text:span text:style-name="T5">((lim</text:span><text:span text:style-name="T5">_uA </text:span><text:span text:style-name="T5">&amp;&amp; !</text:span><text:span text:style-name="T5">enabl</text:span><text:span text:style-name="T5">e) || </text:span><text:span text:style-name="T5">(!</text:span><text:span text:style-name="T5">lim_u</text:span><text:span text:style-name="T5">A &amp;&amp; </text:span><text:span text:style-name="T5">enabl</text:span><text:span text:style-name="T5">e))</text:span></text:p>
            <text:p><text:span text:style-name="T5"><text:s text:c="6"/></text:span><text:span text:style-name="T5"><text:s text:c="6"/></text:span><text:span text:style-name="T5"><text:s text:c="4"/></text:span><text:span text:style-name="T5">retur</text:span><text:span text:style-name="T5">n -</text:span><text:span text:style-name="T5">EINVA</text:span><text:span text:style-name="T5">L;</text:span></text:p>
            <text:p><text:span text:style-name="T5"/></text:p>
            <text:p><text:span text:style-name="T5"><text:s text:c="6"/></text:span><text:span text:style-name="T5"><text:s text:c="2"/></text:span><text:span text:style-name="T5">/*</text:span></text:p>
            <text:p><text:span text:style-name="T5"><text:s text:c="6"/></text:span><text:span text:style-name="T5"><text:s text:c="3"/></text:span><text:span text:style-name="T5">* </text:span><text:span text:style-name="T5">Selec</text:span><text:span text:style-name="T5">t the </text:span><text:span text:style-name="T5">corre</text:span><text:span text:style-name="T5">ct </text:span><text:span text:style-name="T5">regis</text:span><text:span text:style-name="T5">ter </text:span><text:span text:style-name="T5">and </text:span><text:span text:style-name="T5">appro</text:span><text:span text:style-name="T5">priat</text:span><text:span text:style-name="T5">e </text:span><text:span text:style-name="T5">regis</text:span><text:span text:style-name="T5">ter-</text:span><text:span text:style-name="T5">value</text:span></text:p>
            <text:p><text:span text:style-name="T5"><text:s text:c="6"/></text:span><text:span text:style-name="T5"><text:s text:c="3"/></text:span><text:span text:style-name="T5">* </text:span><text:span text:style-name="T5">conve</text:span><text:span text:style-name="T5">rsion </text:span><text:span text:style-name="T5">for </text:span><text:span text:style-name="T5">given </text:span><text:span text:style-name="T5">sever</text:span><text:span text:style-name="T5">ity </text:span><text:span text:style-name="T5">and </text:span><text:span text:style-name="T5">limit</text:span><text:span text:style-name="T5">..</text:span></text:p>
            <text:p><text:span text:style-name="T5"><text:s text:c="6"/></text:span><text:span text:style-name="T5"><text:s text:c="3"/></text:span><text:span text:style-name="T5">*/</text:span></text:p>
            <text:p><text:span text:style-name="T5"><text:s text:c="6"/></text:span><text:span text:style-name="T5"><text:s text:c="2"/></text:span><text:span text:style-name="T5">if </text:span><text:span text:style-name="T5">(seve</text:span><text:span text:style-name="T5">rity </text:span><text:span text:style-name="T5">== </text:span><text:span text:style-name="T5">REGUL</text:span><text:span text:style-name="T5">ATOR_</text:span><text:span text:style-name="T5">SEVER</text:span><text:span text:style-name="T5">ITY_P</text:span><text:span text:style-name="T5">ROT) </text:span><text:span text:style-name="T5">{</text:span></text:p>
            <text:p><text:span text:style-name="T5"><text:s text:c="6"/></text:span><text:span text:style-name="T5"><text:s text:c="6"/></text:span><text:span text:style-name="T5"><text:s text:c="4"/></text:span><text:span text:style-name="T5">// </text:span><text:span text:style-name="T5">snip</text:span></text:p>
            <text:p><text:span text:style-name="T5"><text:s text:c="6"/></text:span><text:span text:style-name="T5"><text:s text:c="2"/></text:span><text:span text:style-name="T5">} </text:span><text:span text:style-name="T5">else </text:span><text:span text:style-name="T5">{</text:span></text:p>
            <text:p><text:span text:style-name="T5"><text:s text:c="6"/></text:span><text:span text:style-name="T5"><text:s text:c="6"/></text:span><text:span text:style-name="T5"><text:s text:c="4"/></text:span><text:span text:style-name="T5">// </text:span><text:span text:style-name="T5">snip</text:span></text:p>
            <text:p><text:span text:style-name="T5"><text:s text:c="6"/></text:span><text:span text:style-name="T5"><text:s text:c="2"/></text:span><text:span text:style-name="T5">}</text:span></text:p>
            <text:p><text:span text:style-name="T5"/></text:p>
            <text:p><text:span text:style-name="T5"><text:s text:c="6"/></text:span><text:span text:style-name="T5"><text:s text:c="2"/></text:span><text:span text:style-name="T5">/* </text:span><text:span text:style-name="T5">Write </text:span><text:span text:style-name="T5">confi</text:span><text:span text:style-name="T5">gurat</text:span><text:span text:style-name="T5">ion </text:span><text:span text:style-name="T5">to </text:span><text:span text:style-name="T5">regis</text:span><text:span text:style-name="T5">ters </text:span><text:span text:style-name="T5">*/</text:span></text:p>
            <text:p><text:span text:style-name="T5"><text:s text:c="6"/></text:span><text:span text:style-name="T5"><text:s text:c="2"/></text:span><text:span text:style-name="T5">retur</text:span><text:span text:style-name="T5">n </text:span><text:span text:style-name="T5">bd957</text:span><text:span text:style-name="T5">6_set</text:span><text:span text:style-name="T5">_limi</text:span><text:span text:style-name="T5">t(ran</text:span><text:span text:style-name="T5">ge, </text:span><text:span text:style-name="T5">num_r</text:span><text:span text:style-name="T5">anges</text:span><text:span text:style-name="T5">, d-</text:span><text:span text:style-name="T5">&gt;regm</text:span><text:span text:style-name="T5">ap,</text:span></text:p>
            <text:p><text:span text:style-name="T5"><text:s text:c="6"/></text:span><text:span text:style-name="T5"><text:s text:c="6"/></text:span><text:span text:style-name="T5"><text:s text:c="6"/></text:span><text:span text:style-name="T5"><text:s text:c="6"/></text:span><text:span text:style-name="T5"><text:s text:c="6"/></text:span><text:span text:style-name="T5"><text:s text:c="2"/></text:span><text:span text:style-name="T5">reg, </text:span><text:span text:style-name="T5">mask, </text:span><text:span text:style-name="T5">Vfet)</text:span><text:span text:style-name="T5">;</text:span></text:p>
            <text:p><text:span text:style-name="T5">}</text:span></text:p>
          </draw:text-box>
        </draw:frame>
        <presentation:notes draw:style-name="dp2">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Informing the unexpected</text:p>
          </draw:text-box>
        </draw:frame>
        <draw:frame presentation:style-name="pr4" draw:text-style-name="P1" draw:layer="layout" svg:width="26cm" svg:height="10cm" svg:x="0.999cm" svg:y="2.999cm" presentation:class="outline">
          <draw:text-box>
            <text:list text:style-name="L2">
              <text:list-item>
                <text:p>Regulator framework supports error (status) and notifications (events)</text:p>
              </text:list-item>
              <text:list-item>
                <text:p>Not all notifications are errors/warnings.</text:p>
              </text:list-item>
              <text:list-item>
                <text:p>Errors can be set by providers, queried by consumers</text:p>
                <text:list>
                  <text:list-item>
                    <text:p>Polling</text:p>
                  </text:list-item>
                </text:list>
              </text:list-item>
              <text:list-item>
                <text:p>Events can be sent by providers, subscribed by consumers</text:p>
                <text:list>
                  <text:list-item>
                    <text:p>Notifying</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Errors</text:p>
          </draw:text-box>
        </draw:frame>
        <draw:frame presentation:style-name="pr4" draw:text-style-name="P1" draw:layer="layout" svg:width="26cm" svg:height="10cm" svg:x="0.999cm" svg:y="2.999cm" presentation:class="outline" presentation:user-transformed="true">
          <draw:text-box>
            <text:list text:style-name="L2">
              <text:list-header>
                <text:p>include/linux/regulator/consumer.h</text:p>
              </text:list-header>
            </text:list>
          </draw:text-box>
        </draw:frame>
        <draw:frame draw:style-name="gr5" draw:text-style-name="P14" draw:layer="layout" svg:width="20.32cm" svg:height="0.001cm" svg:x="0.634cm" svg:y="4.444cm">
          <draw:text-box>
            <text:list text:style-name="L2">
              <text:list-header>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R</text:span><text:span text:style-name="T3">R</text:span><text:span text:style-name="T3">O</text:span><text:span text:style-name="T3">R</text:span><text:span text:style-name="T3">_</text:span><text:span text:style-name="T3">U</text:span><text:span text:style-name="T3">N</text:span><text:span text:style-name="T3">D</text:span><text:span text:style-name="T3">E</text:span><text:span text:style-name="T3">R</text:span><text:span text:style-name="T3">_</text:span><text:span text:style-name="T3">V</text:span><text:span text:style-name="T3">O</text:span><text:span text:style-name="T3">L</text:span><text:span text:style-name="T3">T</text:span><text:span text:style-name="T3">A</text:span><text:span text:style-name="T3">G</text:span><text:span text:style-name="T3">E</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R</text:span><text:span text:style-name="T3">R</text:span><text:span text:style-name="T3">O</text:span><text:span text:style-name="T3">R</text:span><text:span text:style-name="T3">_</text:span><text:span text:style-name="T3">O</text:span><text:span text:style-name="T3">V</text:span><text:span text:style-name="T3">E</text:span><text:span text:style-name="T3">R</text:span><text:span text:style-name="T3">_</text:span><text:span text:style-name="T3">C</text:span><text:span text:style-name="T3">U</text:span><text:span text:style-name="T3">R</text:span><text:span text:style-name="T3">R</text:span><text:span text:style-name="T3">E</text:span><text:span text:style-name="T3">N</text:span><text:span text:style-name="T3">T</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R</text:span><text:span text:style-name="T3">R</text:span><text:span text:style-name="T3">O</text:span><text:span text:style-name="T3">R</text:span><text:span text:style-name="T3">_</text:span><text:span text:style-name="T3">R</text:span><text:span text:style-name="T3">E</text:span><text:span text:style-name="T3">G</text:span><text:span text:style-name="T3">U</text:span><text:span text:style-name="T3">L</text:span><text:span text:style-name="T3">A</text:span><text:span text:style-name="T3">T</text:span><text:span text:style-name="T3">I</text:span><text:span text:style-name="T3">O</text:span><text:span text:style-name="T3">N</text:span><text:span text:style-name="T3">_</text:span><text:span text:style-name="T3">O</text:span><text:span text:style-name="T3">U</text:span><text:span text:style-name="T3">T</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R</text:span><text:span text:style-name="T3">R</text:span><text:span text:style-name="T3">O</text:span><text:span text:style-name="T3">R</text:span><text:span text:style-name="T3">_</text:span><text:span text:style-name="T3">F</text:span><text:span text:style-name="T3">A</text:span><text:span text:style-name="T3">I</text:span><text:span text:style-name="T3">L</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R</text:span><text:span text:style-name="T3">R</text:span><text:span text:style-name="T3">O</text:span><text:span text:style-name="T3">R</text:span><text:span text:style-name="T3">_</text:span><text:span text:style-name="T3">O</text:span><text:span text:style-name="T3">V</text:span><text:span text:style-name="T3">E</text:span><text:span text:style-name="T3">R</text:span><text:span text:style-name="T3">_</text:span><text:span text:style-name="T3">T</text:span><text:span text:style-name="T3">E</text:span><text:span text:style-name="T3">M</text:span><text:span text:style-name="T3">P</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R</text:span><text:span text:style-name="T3">R</text:span><text:span text:style-name="T3">O</text:span><text:span text:style-name="T3">R</text:span><text:span text:style-name="T3">_</text:span><text:span text:style-name="T3">U</text:span><text:span text:style-name="T3">N</text:span><text:span text:style-name="T3">D</text:span><text:span text:style-name="T3">E</text:span><text:span text:style-name="T3">R</text:span><text:span text:style-name="T3">_</text:span><text:span text:style-name="T3">V</text:span><text:span text:style-name="T3">O</text:span><text:span text:style-name="T3">L</text:span><text:span text:style-name="T3">T</text:span><text:span text:style-name="T3">A</text:span><text:span text:style-name="T3">G</text:span><text:span text:style-name="T3">E</text:span><text:span text:style-name="T3">_</text:span><text:span text:style-name="T3">W</text:span><text:span text:style-name="T3">A</text:span><text:span text:style-name="T3">R</text:span><text:span text:style-name="T3">N</text:span><text:span text:style-name="T3"> </text:span><text:span text:style-name="T3"><text:s/></text:span><text:span text:style-name="T3"><text:s/></text:span><text:span text:style-name="T3"><text:s/></text:span><text:span text:style-name="T3"><text:s/></text:span><text:span text:style-name="T3"><text:s/></text:span><text:span text:style-name="T3"><text:s/></text:span><text:span text:style-name="T3"><text:s/></text:span><text:span text:style-name="T3"><text:s/></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R</text:span><text:span text:style-name="T3">R</text:span><text:span text:style-name="T3">O</text:span><text:span text:style-name="T3">R</text:span><text:span text:style-name="T3">_</text:span><text:span text:style-name="T3">O</text:span><text:span text:style-name="T3">V</text:span><text:span text:style-name="T3">E</text:span><text:span text:style-name="T3">R</text:span><text:span text:style-name="T3">_</text:span><text:span text:style-name="T3">C</text:span><text:span text:style-name="T3">U</text:span><text:span text:style-name="T3">R</text:span><text:span text:style-name="T3">R</text:span><text:span text:style-name="T3">E</text:span><text:span text:style-name="T3">N</text:span><text:span text:style-name="T3">T</text:span><text:span text:style-name="T3">_</text:span><text:span text:style-name="T3">W</text:span><text:span text:style-name="T3">A</text:span><text:span text:style-name="T3">R</text:span><text:span text:style-name="T3">N</text:span><text:span text:style-name="T3"> </text:span><text:span text:style-name="T3"><text:s/></text:span><text:span text:style-name="T3"><text:s/></text:span><text:span text:style-name="T3"><text:s/></text:span><text:span text:style-name="T3"><text:s/></text:span><text:span text:style-name="T3"><text:s/></text:span><text:span text:style-name="T3"><text:s/></text:span><text:span text:style-name="T3"><text:s/></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R</text:span><text:span text:style-name="T3">R</text:span><text:span text:style-name="T3">O</text:span><text:span text:style-name="T3">R</text:span><text:span text:style-name="T3">_</text:span><text:span text:style-name="T3">O</text:span><text:span text:style-name="T3">V</text:span><text:span text:style-name="T3">E</text:span><text:span text:style-name="T3">R</text:span><text:span text:style-name="T3">_</text:span><text:span text:style-name="T3">V</text:span><text:span text:style-name="T3">O</text:span><text:span text:style-name="T3">L</text:span><text:span text:style-name="T3">T</text:span><text:span text:style-name="T3">A</text:span><text:span text:style-name="T3">G</text:span><text:span text:style-name="T3">E</text:span><text:span text:style-name="T3">_</text:span><text:span text:style-name="T3">W</text:span><text:span text:style-name="T3">A</text:span><text:span text:style-name="T3">R</text:span><text:span text:style-name="T3">N</text:span><text:span text:style-name="T3"> </text:span><text:span text:style-name="T3"><text:s/></text:span><text:span text:style-name="T3"><text:s/></text:span><text:span text:style-name="T3"><text:s/></text:span><text:span text:style-name="T3"><text:s/></text:span><text:span text:style-name="T3"><text:s/></text:span><text:span text:style-name="T3"><text:s/></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R</text:span><text:span text:style-name="T3">R</text:span><text:span text:style-name="T3">O</text:span><text:span text:style-name="T3">R</text:span><text:span text:style-name="T3">_</text:span><text:span text:style-name="T3">O</text:span><text:span text:style-name="T3">V</text:span><text:span text:style-name="T3">E</text:span><text:span text:style-name="T3">R</text:span><text:span text:style-name="T3">_</text:span><text:span text:style-name="T3">T</text:span><text:span text:style-name="T3">E</text:span><text:span text:style-name="T3">M</text:span><text:span text:style-name="T3">P</text:span><text:span text:style-name="T3">_</text:span><text:span text:style-name="T3">W</text:span><text:span text:style-name="T3">A</text:span><text:span text:style-name="T3">R</text:span><text:span text:style-name="T3">N</text:span></text:p>
              </text:list-header>
            </text:list>
          </draw:text-box>
        </draw:frame>
        <presentation:notes draw:style-name="dp2">
          <draw:page-thumbnail draw:style-name="gr2"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Notifications</text:p>
          </draw:text-box>
        </draw:frame>
        <draw:frame presentation:style-name="pr4" draw:text-style-name="P1" draw:layer="layout" svg:width="26cm" svg:height="10cm" svg:x="0.999cm" svg:y="2.999cm" presentation:class="outline" presentation:user-transformed="true">
          <draw:text-box>
            <text:list text:style-name="L2">
              <text:list-header>
                <text:p><text:s/></text:p>
              </text:list-header>
            </text:list>
          </draw:text-box>
        </draw:frame>
        <draw:frame draw:style-name="gr6" draw:text-style-name="P14" draw:layer="layout" svg:width="19.685cm" svg:height="10.16cm" svg:x="1.904cm" svg:y="2.539cm">
          <draw:text-box>
            <text:list text:style-name="L2">
              <text:list-header>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V</text:span><text:span text:style-name="T3">E</text:span><text:span text:style-name="T3">N</text:span><text:span text:style-name="T3">T</text:span><text:span text:style-name="T3">_</text:span><text:span text:style-name="T3">U</text:span><text:span text:style-name="T3">N</text:span><text:span text:style-name="T3">D</text:span><text:span text:style-name="T3">E</text:span><text:span text:style-name="T3">R</text:span><text:span text:style-name="T3">_</text:span><text:span text:style-name="T3">V</text:span><text:span text:style-name="T3">O</text:span><text:span text:style-name="T3">L</text:span><text:span text:style-name="T3">T</text:span><text:span text:style-name="T3">A</text:span><text:span text:style-name="T3">G</text:span><text:span text:style-name="T3">E</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V</text:span><text:span text:style-name="T3">E</text:span><text:span text:style-name="T3">N</text:span><text:span text:style-name="T3">T</text:span><text:span text:style-name="T3">_</text:span><text:span text:style-name="T3">O</text:span><text:span text:style-name="T3">V</text:span><text:span text:style-name="T3">E</text:span><text:span text:style-name="T3">R</text:span><text:span text:style-name="T3">_</text:span><text:span text:style-name="T3">C</text:span><text:span text:style-name="T3">U</text:span><text:span text:style-name="T3">R</text:span><text:span text:style-name="T3">R</text:span><text:span text:style-name="T3">E</text:span><text:span text:style-name="T3">N</text:span><text:span text:style-name="T3">T</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V</text:span><text:span text:style-name="T3">E</text:span><text:span text:style-name="T3">N</text:span><text:span text:style-name="T3">T</text:span><text:span text:style-name="T3">_</text:span><text:span text:style-name="T3">R</text:span><text:span text:style-name="T3">E</text:span><text:span text:style-name="T3">G</text:span><text:span text:style-name="T3">U</text:span><text:span text:style-name="T3">L</text:span><text:span text:style-name="T3">A</text:span><text:span text:style-name="T3">T</text:span><text:span text:style-name="T3">I</text:span><text:span text:style-name="T3">O</text:span><text:span text:style-name="T3">N</text:span><text:span text:style-name="T3">_</text:span><text:span text:style-name="T3">O</text:span><text:span text:style-name="T3">U</text:span><text:span text:style-name="T3">T</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V</text:span><text:span text:style-name="T3">E</text:span><text:span text:style-name="T3">N</text:span><text:span text:style-name="T3">T</text:span><text:span text:style-name="T3">_</text:span><text:span text:style-name="T3">F</text:span><text:span text:style-name="T3">A</text:span><text:span text:style-name="T3">I</text:span><text:span text:style-name="T3">L</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V</text:span><text:span text:style-name="T3">E</text:span><text:span text:style-name="T3">N</text:span><text:span text:style-name="T3">T</text:span><text:span text:style-name="T3">_</text:span><text:span text:style-name="T3">O</text:span><text:span text:style-name="T3">V</text:span><text:span text:style-name="T3">E</text:span><text:span text:style-name="T3">R</text:span><text:span text:style-name="T3">_</text:span><text:span text:style-name="T3">T</text:span><text:span text:style-name="T3">E</text:span><text:span text:style-name="T3">M</text:span><text:span text:style-name="T3">P</text:span></text:p>
                <text:p text:style-name="P13"><text:span text:style-name="T3">…</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V</text:span><text:span text:style-name="T3">E</text:span><text:span text:style-name="T3">N</text:span><text:span text:style-name="T3">T</text:span><text:span text:style-name="T3">_</text:span><text:span text:style-name="T3">U</text:span><text:span text:style-name="T3">N</text:span><text:span text:style-name="T3">D</text:span><text:span text:style-name="T3">E</text:span><text:span text:style-name="T3">R</text:span><text:span text:style-name="T3">_</text:span><text:span text:style-name="T3">V</text:span><text:span text:style-name="T3">O</text:span><text:span text:style-name="T3">L</text:span><text:span text:style-name="T3">T</text:span><text:span text:style-name="T3">A</text:span><text:span text:style-name="T3">G</text:span><text:span text:style-name="T3">E</text:span><text:span text:style-name="T3">_</text:span><text:span text:style-name="T3">W</text:span><text:span text:style-name="T3">A</text:span><text:span text:style-name="T3">R</text:span><text:span text:style-name="T3">N</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V</text:span><text:span text:style-name="T3">E</text:span><text:span text:style-name="T3">N</text:span><text:span text:style-name="T3">T</text:span><text:span text:style-name="T3">_</text:span><text:span text:style-name="T3">O</text:span><text:span text:style-name="T3">V</text:span><text:span text:style-name="T3">E</text:span><text:span text:style-name="T3">R</text:span><text:span text:style-name="T3">_</text:span><text:span text:style-name="T3">C</text:span><text:span text:style-name="T3">U</text:span><text:span text:style-name="T3">R</text:span><text:span text:style-name="T3">R</text:span><text:span text:style-name="T3">E</text:span><text:span text:style-name="T3">N</text:span><text:span text:style-name="T3">T</text:span><text:span text:style-name="T3">_</text:span><text:span text:style-name="T3">W</text:span><text:span text:style-name="T3">A</text:span><text:span text:style-name="T3">R</text:span><text:span text:style-name="T3">N</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V</text:span><text:span text:style-name="T3">E</text:span><text:span text:style-name="T3">N</text:span><text:span text:style-name="T3">T</text:span><text:span text:style-name="T3">_</text:span><text:span text:style-name="T3">O</text:span><text:span text:style-name="T3">V</text:span><text:span text:style-name="T3">E</text:span><text:span text:style-name="T3">R</text:span><text:span text:style-name="T3">_</text:span><text:span text:style-name="T3">V</text:span><text:span text:style-name="T3">O</text:span><text:span text:style-name="T3">L</text:span><text:span text:style-name="T3">T</text:span><text:span text:style-name="T3">A</text:span><text:span text:style-name="T3">G</text:span><text:span text:style-name="T3">E</text:span><text:span text:style-name="T3">_</text:span><text:span text:style-name="T3">W</text:span><text:span text:style-name="T3">A</text:span><text:span text:style-name="T3">R</text:span><text:span text:style-name="T3">N</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V</text:span><text:span text:style-name="T3">E</text:span><text:span text:style-name="T3">N</text:span><text:span text:style-name="T3">T</text:span><text:span text:style-name="T3">_</text:span><text:span text:style-name="T3">O</text:span><text:span text:style-name="T3">V</text:span><text:span text:style-name="T3">E</text:span><text:span text:style-name="T3">R</text:span><text:span text:style-name="T3">_</text:span><text:span text:style-name="T3">T</text:span><text:span text:style-name="T3">E</text:span><text:span text:style-name="T3">M</text:span><text:span text:style-name="T3">P</text:span><text:span text:style-name="T3">_</text:span><text:span text:style-name="T3">W</text:span><text:span text:style-name="T3">A</text:span><text:span text:style-name="T3">R</text:span><text:span text:style-name="T3">N</text:span></text:p>
                <text:p text:style-name="P13"><text:span text:style-name="T3">#</text:span><text:span text:style-name="T3">d</text:span><text:span text:style-name="T3">e</text:span><text:span text:style-name="T3">f</text:span><text:span text:style-name="T3">i</text:span><text:span text:style-name="T3">n</text:span><text:span text:style-name="T3">e</text:span><text:span text:style-name="T3"> </text:span><text:span text:style-name="T3">R</text:span><text:span text:style-name="T3">E</text:span><text:span text:style-name="T3">G</text:span><text:span text:style-name="T3">U</text:span><text:span text:style-name="T3">L</text:span><text:span text:style-name="T3">A</text:span><text:span text:style-name="T3">T</text:span><text:span text:style-name="T3">O</text:span><text:span text:style-name="T3">R</text:span><text:span text:style-name="T3">_</text:span><text:span text:style-name="T3">E</text:span><text:span text:style-name="T3">V</text:span><text:span text:style-name="T3">E</text:span><text:span text:style-name="T3">N</text:span><text:span text:style-name="T3">T</text:span><text:span text:style-name="T3">_</text:span><text:span text:style-name="T3">W</text:span><text:span text:style-name="T3">A</text:span><text:span text:style-name="T3">R</text:span><text:span text:style-name="T3">N</text:span><text:span text:style-name="T3">_</text:span><text:span text:style-name="T3">M</text:span><text:span text:style-name="T3">A</text:span><text:span text:style-name="T3">S</text:span><text:span text:style-name="T3">K</text:span></text:p>
              </text:list-header>
            </text:list>
          </draw:text-box>
        </draw:frame>
        <presentation:notes draw:style-name="dp2">
          <draw:page-thumbnail draw:style-name="gr2" draw:layer="layout" svg:width="14.848cm" svg:height="11.136cm" svg:x="3.075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10" draw:text-style-name="P1" draw:layer="layout" svg:width="26cm" svg:height="1.328cm" svg:x="0.999cm" svg:y="0.499cm" presentation:class="title">
          <draw:text-box>
            <text:p>Notifications</text:p>
          </draw:text-box>
        </draw:frame>
        <draw:frame presentation:style-name="pr4" draw:text-style-name="P1" draw:layer="layout" svg:width="26cm" svg:height="10cm" svg:x="0.999cm" svg:y="2.999cm" presentation:class="outline" presentation:user-transformed="true">
          <draw:text-box>
            <text:list text:style-name="L2">
              <text:list-item>
                <text:p>Usually IRQ backed</text:p>
                <text:list>
                  <text:list-item>
                    <text:p>PMIC detect error =&gt; IRQ =&gt; notification =&gt; consumer action(?)</text:p>
                  </text:list-item>
                </text:list>
              </text:list-item>
              <text:list-item>
                <text:p>In many cases IRQ is held active for whole duration of error</text:p>
                <text:list>
                  <text:list-item>
                    <text:p>Maybe because IRQs are considered as last thing to do(?)</text:p>
                  </text:list-item>
                  <text:list-item>
                    <text:p>Maybe because there is a need to ensure these IRQs are not missed(?)</text:p>
                  </text:list-item>
                  <text:list-item>
                    <text:p>Does not play well with all systems</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2.606cm" svg:x="0.999cm" svg:y="-0.139cm" presentation:class="title">
          <draw:text-box>
            <text:p>Event IRQ helper</text:p>
          </draw:text-box>
        </draw:frame>
        <draw:frame presentation:style-name="pr4" draw:text-style-name="P1" draw:layer="layout" svg:width="26cm" svg:height="10cm" svg:x="0.999cm" svg:y="2.999cm" presentation:class="outline">
          <draw:text-box>
            <text:list text:style-name="L2">
              <text:list-item>
                <text:p>Helper provided for IRQ handling and sending the notification.</text:p>
                <text:list>
                  <text:list-item>
                    <text:p>Supports keeping IRQ disabled for period of time</text:p>
                  </text:list-item>
                  <text:list-item>
                    <text:p>Supports forcibly shutting down the system if accessing PMIC fails during error handling</text:p>
                    <text:p/>
                    <text:p/>
                  </text:list-item>
                </text:list>
              </text:list-item>
            </text:list>
          </draw:text-box>
        </draw:frame>
        <draw:frame draw:style-name="gr4" draw:text-style-name="P15" draw:layer="layout" svg:width="19.717cm" svg:height="3.094cm" svg:x="3.152cm" svg:y="8.597cm">
          <draw:text-box>
            <text:p><text:span text:style-name="T3">voi</text:span><text:span text:style-name="T3">d </text:span><text:span text:style-name="T3">*re</text:span><text:span text:style-name="T3">gul</text:span><text:span text:style-name="T3">ato</text:span><text:span text:style-name="T3">r_ir</text:span><text:span text:style-name="T3">q_h</text:span><text:span text:style-name="T3">elp</text:span><text:span text:style-name="T3">er(</text:span><text:span text:style-name="T3">stru</text:span><text:span text:style-name="T3">ct </text:span><text:span text:style-name="T3">dev</text:span><text:span text:style-name="T3">ice </text:span><text:span text:style-name="T3">*de</text:span><text:span text:style-name="T3">v, <text:s text:c="3"/></text:span><text:span text:style-name="T3"><text:s text:c="6"/></text:span><text:span text:style-name="T3"><text:s text:c="6"/></text:span><text:span text:style-name="T3"><text:s text:c="6"/></text:span><text:span text:style-name="T3"><text:s text:c="6"/></text:span><text:span text:style-name="T3"><text:s text:c="6"/></text:span><text:span text:style-name="T3"><text:s/></text:span></text:p>
            <text:p><text:span text:style-name="T3"><text:s text:c="6"/></text:span><text:span text:style-name="T3"><text:s text:c="6"/></text:span><text:span text:style-name="T3"><text:s text:c="6"/></text:span><text:span text:style-name="T3"><text:s text:c="6"/></text:span><text:span text:style-name="T3"><text:s text:c="3"/></text:span><text:span text:style-name="T3">con</text:span><text:span text:style-name="T3">st </text:span><text:span text:style-name="T3">stru</text:span><text:span text:style-name="T3">ct </text:span><text:span text:style-name="T3">reg</text:span><text:span text:style-name="T3">ulat</text:span><text:span text:style-name="T3">or_i</text:span><text:span text:style-name="T3">rq_</text:span><text:span text:style-name="T3">des</text:span><text:span text:style-name="T3">c </text:span><text:span text:style-name="T3">*d, </text:span><text:span text:style-name="T3">int </text:span><text:span text:style-name="T3">irq, <text:s/></text:span><text:span text:style-name="T3"><text:s text:c="6"/></text:span><text:span text:style-name="T3"><text:s text:c="2"/></text:span></text:p>
            <text:p><text:span text:style-name="T3"><text:s text:c="6"/></text:span><text:span text:style-name="T3"><text:s text:c="6"/></text:span><text:span text:style-name="T3"><text:s text:c="6"/></text:span><text:span text:style-name="T3"><text:s text:c="6"/></text:span><text:span text:style-name="T3"><text:s text:c="3"/></text:span><text:span text:style-name="T3">int </text:span><text:span text:style-name="T3">irq_</text:span><text:span text:style-name="T3">flag</text:span><text:span text:style-name="T3">s, </text:span><text:span text:style-name="T3">int </text:span><text:span text:style-name="T3">co</text:span><text:span text:style-name="T3">mm</text:span><text:span text:style-name="T3">on_</text:span><text:span text:style-name="T3">err</text:span><text:span text:style-name="T3">s, </text:span><text:span text:style-name="T3">int </text:span><text:span text:style-name="T3">*pe</text:span><text:span text:style-name="T3">r_r</text:span><text:span text:style-name="T3">dev</text:span><text:span text:style-name="T3">_er</text:span><text:span text:style-name="T3">rs, <text:s/></text:span><text:span text:style-name="T3"><text:s/></text:span></text:p>
            <text:p><text:span text:style-name="T3"><text:s text:c="6"/></text:span><text:span text:style-name="T3"><text:s text:c="6"/></text:span><text:span text:style-name="T3"><text:s text:c="6"/></text:span><text:span text:style-name="T3"><text:s text:c="6"/></text:span><text:span text:style-name="T3"><text:s text:c="3"/></text:span><text:span text:style-name="T3">stru</text:span><text:span text:style-name="T3">ct </text:span><text:span text:style-name="T3">reg</text:span><text:span text:style-name="T3">ulat</text:span><text:span text:style-name="T3">or_</text:span><text:span text:style-name="T3">dev </text:span><text:span text:style-name="T3">**rd</text:span><text:span text:style-name="T3">ev, </text:span><text:span text:style-name="T3">int </text:span><text:span text:style-name="T3">rde</text:span><text:span text:style-name="T3">v_a</text:span><text:span text:style-name="T3">mo</text:span><text:span text:style-name="T3">unt</text:span><text:span text:style-name="T3">);</text:span></text:p>
          </draw:text-box>
        </draw:frame>
        <presentation:notes draw:style-name="dp2">
          <draw:page-thumbnail draw:style-name="gr2" draw:layer="layout" svg:width="14.848cm" svg:height="11.136cm" svg:x="3.075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Helper overview</text:p>
          </draw:text-box>
        </draw:frame>
        <draw:custom-shape draw:style-name="gr7" draw:text-style-name="P17" xml:id="id1" draw:id="id1" draw:layer="layout" svg:width="5.08cm" svg:height="3.81cm" svg:x="0.261cm" svg:y="1.27cm">
          <text:p text:style-name="P16">IRQ</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8" draw:text-style-name="P18" draw:layer="layout" svg:width="5.715cm" svg:height="10.078cm" svg:x="8.255cm" svg:y="3.257cm">
          <text:p text:style-name="P16"/>
          <text:p text:style-name="P16"/>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9" xml:id="id2" draw:id="id2" draw:layer="layout" svg:width="2.773cm" svg:height="1.905cm" svg:x="5.482cm" svg:y="2.539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20" draw:layer="layout" svg:width="8.255cm" svg:height="10.16cm" svg:x="19.0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1" draw:layer="layout" svg:width="3.914cm" svg:height="0.962cm" svg:x="8.802cm" svg:y="2.05cm">
          <draw:text-box>
            <text:p>Helper code</text:p>
          </draw:text-box>
        </draw:frame>
        <draw:frame draw:style-name="gr12" draw:text-style-name="P21" draw:layer="layout" svg:width="2.191cm" svg:height="0.962cm" svg:x="21.895cm" svg:y="2.14cm">
          <draw:text-box>
            <text:p>Driver</text:p>
          </draw:text-box>
        </draw:frame>
        <draw:frame draw:style-name="gr13" draw:text-style-name="P21" xml:id="id3" draw:id="id3" draw:layer="layout" svg:width="1.56cm" svg:height="0.962cm" svg:x="10.304cm" svg:y="3.685cm">
          <draw:text-box>
            <text:p>ISR</text:p>
          </draw:text-box>
        </draw:frame>
        <draw:custom-shape draw:style-name="gr14" draw:text-style-name="P20" xml:id="id4" draw:id="id4" draw:layer="layout" svg:width="5.715cm" svg:height="0.635cm" svg:x="13.97cm" svg:y="4.5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21" xml:id="id5" draw:id="id5" draw:layer="layout" svg:width="5.324cm" svg:height="0.962cm" svg:x="13.925cm" svg:y="3.543cm">
          <draw:text-box>
            <text:p>What happened?</text:p>
          </draw:text-box>
        </draw:frame>
        <draw:frame draw:style-name="gr16" draw:text-style-name="P21" xml:id="id6" draw:id="id6" draw:layer="layout" svg:width="3.884cm" svg:height="1.27cm" svg:x="20.671cm" svg:y="4.245cm">
          <draw:text-box>
            <text:p>Map event()</text:p>
          </draw:text-box>
        </draw:frame>
        <draw:frame draw:style-name="gr12" draw:text-style-name="P21" draw:layer="layout" svg:width="3.779cm" svg:height="0.962cm" svg:x="9.436cm" svg:y="5.201cm">
          <draw:text-box>
            <text:p xml:id="id7" text:id="id7">Fatal error?</text:p>
          </draw:text-box>
        </draw:frame>
        <draw:frame draw:style-name="gr17" draw:text-style-name="P21" draw:layer="layout" svg:width="5.502cm" svg:height="1.673cm" svg:x="8.396cm" svg:y="7.62cm">
          <draw:text-box>
            <text:p xml:id="id13" text:id="id13">Send notifications</text:p>
            <text:p/>
          </draw:text-box>
        </draw:frame>
        <draw:frame draw:style-name="gr18" draw:text-style-name="P21" draw:layer="layout" svg:width="4.447cm" svg:height="1.673cm" svg:x="8.888cm" svg:y="9.256cm">
          <draw:text-box>
            <text:p xml:id="id18" text:id="id18">Schedule IRQ</text:p>
            <text:p xml:id="id19" text:id="id19">re-enable</text:p>
          </draw:text-box>
        </draw:frame>
        <draw:custom-shape draw:style-name="gr19" draw:text-style-name="P20" xml:id="id20" draw:id="id20" draw:layer="layout" svg:width="4.445cm" svg:height="0.635cm" svg:x="14.605cm" svg:y="10.1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0" draw:text-style-name="P21" xml:id="id21" draw:id="id21" draw:layer="layout" svg:width="4.244cm" svg:height="0.962cm" svg:x="14.171cm" svg:y="9.198cm">
          <draw:text-box>
            <text:p>Try re-enable</text:p>
          </draw:text-box>
        </draw:frame>
        <draw:frame draw:style-name="gr21" draw:text-style-name="P21" xml:id="id22" draw:id="id22" draw:layer="layout" svg:width="3.279cm" svg:height="0.962cm" svg:x="21.59cm" svg:y="10.16cm">
          <draw:text-box>
            <text:p>Renable()</text:p>
          </draw:text-box>
        </draw:frame>
        <draw:frame draw:style-name="gr22" draw:text-style-name="P21" xml:id="id23" draw:id="id23" draw:layer="layout" svg:width="3.249cm" svg:height="0.962cm" svg:x="9.451cm" svg:y="11.738cm">
          <draw:text-box>
            <text:p>Success?</text:p>
          </draw:text-box>
        </draw:frame>
        <draw:custom-shape draw:style-name="gr23" draw:text-style-name="P22" xml:id="id24" draw:id="id24" draw:layer="layout" svg:width="3.175cm" svg:height="3.175cm" svg:x="5.648cm" svg:y="10.358cm">
          <text:p/>
          <draw:enhanced-geometry svg:viewBox="0 0 21600 21600" draw:text-areas="0 0 21600 21600" draw:type="circular-arrow" draw:modifiers="47.9927007098065 -82.530114654011 7094.4467242452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23" xml:id="id8" draw:id="id8" draw:layer="layout" svg:width="4.445cm" svg:height="0.635cm" svg:x="14.538cm" svg:y="7.08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5" draw:text-style-name="P21" xml:id="id9" draw:id="id9" draw:layer="layout" svg:width="5.08cm" svg:height="2.048cm" svg:x="14.058cm" svg:y="5.55cm">
          <draw:text-box>
            <text:p>Fatal and die()</text:p>
            <text:p>populated</text:p>
          </draw:text-box>
        </draw:frame>
        <draw:frame draw:style-name="gr26" draw:text-style-name="P24" xml:id="id10" draw:id="id10" draw:layer="layout" svg:width="1.768cm" svg:height="1.077cm" svg:x="19.822cm" svg:y="6.785cm">
          <draw:text-box>
            <text:p><text:span text:style-name="T6">die</text:span><text:span text:style-name="T7">(</text:span><text:span text:style-name="T8">)</text:span></text:p>
          </draw:text-box>
        </draw:frame>
        <draw:custom-shape draw:style-name="gr27" draw:text-style-name="P23" xml:id="id11" draw:id="id11" draw:layer="layout" svg:width="2.54cm" svg:height="1.905cm" svg:x="5.4cm" svg:y="5.525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8" draw:text-style-name="P25" xml:id="id12" draw:id="id12" draw:layer="layout" svg:width="5.08cm" svg:height="5.08cm" svg:x="0cm" svg:y="5.08cm">
          <text:p text:style-name="P16">Emergency</text:p>
          <text:p text:style-name="P16">poweroff</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9" draw:text-style-name="P23" xml:id="id17" draw:id="id17" draw:layer="layout" svg:width="5.271cm" svg:height="1.271cm" draw:transform="rotate (-0.579972910437716) translate (3.986cm 7.749cm)">
          <text:p/>
          <draw:enhanced-geometry svg:viewBox="0 0 21600 21600" draw:text-areas="?f5 ?f1 ?f6 ?f2" draw:mirror-horizontal="true"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3d:scene draw:style-name="gr30" xml:id="id15" draw:id="id15" svg:width="2.54cm" svg:height="2.54cm" svg:x="0.022cm" svg:y="11.04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1" draw:layer="layout" svg:viewBox="0 -5000 2500 10000" svg:d="M0 5000l125-500 125-500 250-1000 500-2000 500-2000 500-2000 500-2000h-500-500-500-500-250-250z"/>
        </dr3d:scene>
        <dr3d:scene draw:style-name="gr30" xml:id="id16" draw:id="id16" svg:width="2.54cm" svg:height="2.54cm" svg:x="1.27cm" svg:y="10.338cm" dr3d:vrp="(0 0 17053.5714285714)" dr3d:vpn="(0 0 14428.5714285714)" dr3d:projection="perspective" dr3d:distance="2.62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1" draw:layer="layout" svg:viewBox="0 -5000 2500 10000" svg:d="M0 5000l125-500 125-500 250-1000 500-2000 500-2000 500-2000 500-2000h-500-500-500-500-250-250z"/>
        </dr3d:scene>
        <draw:frame draw:style-name="gr1" draw:text-style-name="P26" xml:id="id14" draw:id="id14" draw:layer="layout" svg:width="3.601cm" svg:height="0.962cm" draw:transform="rotate (0.523598775598299) translate (-0.425cm 11.232cm)">
          <draw:text-box>
            <text:p>consumer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12" draw:text-style-name="P1" draw:layer="layout" svg:width="26cm" svg:height="2.606cm" svg:x="0.999cm" svg:y="-0.138cm" presentation:class="title" presentation:user-transformed="true">
          <draw:text-box>
            <text:p>Helper configuration</text:p>
          </draw:text-box>
        </draw:frame>
        <draw:frame presentation:style-name="pr4" draw:text-style-name="P1" draw:layer="layout" svg:width="26cm" svg:height="10cm" svg:x="0.999cm" svg:y="2.999cm" presentation:class="outline" presentation:user-transformed="true">
          <draw:text-box>
            <text:list text:style-name="L2">
              <text:list-header>
                <text:p><text:s/></text:p>
              </text:list-header>
            </text:list>
          </draw:text-box>
        </draw:frame>
        <draw:frame draw:style-name="gr4" draw:text-style-name="P12" draw:layer="layout" svg:width="14.26cm" svg:height="5.424cm" svg:x="1.615cm" svg:y="3.466cm">
          <draw:text-box>
            <text:p text:style-name="P11"><text:span text:style-name="T5">struc</text:span><text:span text:style-name="T5">t </text:span><text:span text:style-name="T5"><text:a xlink:href="https://elixir.bootlin.com/linux/v6.1-rc6/C/ident/regulator_irq_desc" xlink:type="simple">regulator_irq_desc</text:a></text:span><text:span text:style-name="T5"><text:s/>{</text:span></text:p>
            <text:p text:style-name="P11"><text:span text:style-name="T5"><text:s text:c="6"/></text:span><text:span text:style-name="T5"><text:s text:c="2"/></text:span><text:span text:style-name="T5">const </text:span><text:span text:style-name="T5">char </text:span><text:span text:style-name="T5">*name</text:span><text:span text:style-name="T5">;</text:span></text:p>
            <text:p text:style-name="P11"><text:span text:style-name="T5"><text:s text:c="6"/></text:span><text:span text:style-name="T5"><text:s text:c="2"/></text:span><text:span text:style-name="T5">int </text:span><text:span text:style-name="T5"><text:a xlink:href="https://elixir.bootlin.com/linux/v6.1-rc6/C/ident/fatal_cnt" xlink:type="simple">fatal_cnt</text:a></text:span><text:span text:style-name="T5">;</text:span></text:p>
            <text:p text:style-name="P11"><text:span text:style-name="T5"><text:s text:c="6"/></text:span><text:span text:style-name="T5"><text:s text:c="2"/></text:span><text:span text:style-name="T5">int </text:span><text:span text:style-name="T5"><text:a xlink:href="https://elixir.bootlin.com/linux/v6.1-rc6/C/ident/reread_ms" xlink:type="simple">reread_ms</text:a></text:span><text:span text:style-name="T5">;</text:span></text:p>
            <text:p text:style-name="P11"><text:span text:style-name="T5"><text:s text:c="6"/></text:span><text:span text:style-name="T5"><text:s text:c="2"/></text:span><text:span text:style-name="T5">int </text:span><text:span text:style-name="T5"><text:a xlink:href="https://elixir.bootlin.com/linux/v6.1-rc6/C/ident/irq_off_ms" xlink:type="simple">irq_off_ms</text:a></text:span><text:span text:style-name="T5">;</text:span></text:p>
            <text:p text:style-name="P11"><text:span text:style-name="T5"><text:s text:c="6"/></text:span><text:span text:style-name="T5"><text:s text:c="2"/></text:span><text:span text:style-name="T5"><text:a xlink:href="https://elixir.bootlin.com/linux/v6.1-rc6/C/ident/bool" xlink:type="simple">bool</text:a></text:span><text:span text:style-name="T5"><text:s/></text:span><text:span text:style-name="T5"><text:a xlink:href="https://elixir.bootlin.com/linux/v6.1-rc6/C/ident/skip_off" xlink:type="simple">skip_off</text:a></text:span><text:span text:style-name="T5">;</text:span></text:p>
            <text:p text:style-name="P11"><text:span text:style-name="T5"><text:s text:c="6"/></text:span><text:span text:style-name="T5"><text:s text:c="2"/></text:span><text:span text:style-name="T5"><text:a xlink:href="https://elixir.bootlin.com/linux/v6.1-rc6/C/ident/bool" xlink:type="simple">bool</text:a></text:span><text:span text:style-name="T5"><text:s/></text:span><text:span text:style-name="T5"><text:a xlink:href="https://elixir.bootlin.com/linux/v6.1-rc6/C/ident/high_prio" xlink:type="simple">high_prio</text:a></text:span><text:span text:style-name="T5">;</text:span></text:p>
            <text:p text:style-name="P11"><text:span text:style-name="T5"><text:s text:c="6"/></text:span><text:span text:style-name="T5"><text:s text:c="2"/></text:span><text:span text:style-name="T5">void </text:span><text:span text:style-name="T5">*data</text:span><text:span text:style-name="T5">;</text:span></text:p>
            <text:p text:style-name="P11"><text:span text:style-name="T5"><text:s text:c="6"/></text:span><text:span text:style-name="T5"><text:s text:c="2"/></text:span><text:span text:style-name="T5">int </text:span><text:span text:style-name="T5">(*</text:span><text:span text:style-name="T5"><text:a xlink:href="https://elixir.bootlin.com/linux/v6.1-rc6/C/ident/die" xlink:type="simple">die</text:a></text:span><text:span text:style-name="T5">)</text:span><text:span text:style-name="T5">(stru</text:span><text:span text:style-name="T5">ct </text:span><text:span text:style-name="T5"><text:a xlink:href="https://elixir.bootlin.com/linux/v6.1-rc6/C/ident/regulator_irq_data" xlink:type="simple">regulator_irq_data</text:a></text:span><text:span text:style-name="T5"><text:s/>*</text:span><text:span text:style-name="T5"><text:a xlink:href="https://elixir.bootlin.com/linux/v6.1-rc6/C/ident/rid" xlink:type="simple">rid</text:a></text:span><text:span text:style-name="T5">);</text:span></text:p>
            <text:p text:style-name="P11"><text:span text:style-name="T5"><text:s text:c="6"/></text:span><text:span text:style-name="T5"><text:s text:c="2"/></text:span><text:span text:style-name="T5">int </text:span><text:span text:style-name="T5">(*</text:span><text:span text:style-name="T5"><text:a xlink:href="https://elixir.bootlin.com/linux/v6.1-rc6/C/ident/map_event" xlink:type="simple">map_event</text:a></text:span><text:span text:style-name="T5">)(int </text:span><text:span text:style-name="T5">irq, </text:span><text:span text:style-name="T5">struc</text:span><text:span text:style-name="T5">t </text:span><text:span text:style-name="T5"><text:a xlink:href="https://elixir.bootlin.com/linux/v6.1-rc6/C/ident/regulator_irq_data" xlink:type="simple">regulator_irq_data</text:a></text:span><text:span text:style-name="T5"><text:s/>*</text:span><text:span text:style-name="T5"><text:a xlink:href="https://elixir.bootlin.com/linux/v6.1-rc6/C/ident/rid" xlink:type="simple">rid</text:a></text:span><text:span text:style-name="T5">,</text:span></text:p>
            <text:p text:style-name="P11"><text:span text:style-name="T5"><text:s text:c="6"/></text:span><text:span text:style-name="T5"><text:s text:c="6"/></text:span><text:span text:style-name="T5"><text:s text:c="6"/></text:span><text:span text:style-name="T5"><text:s text:c="6"/></text:span><text:span text:style-name="T5"><text:s text:c="2"/></text:span><text:span text:style-name="T5">unsig</text:span><text:span text:style-name="T5">ned </text:span><text:span text:style-name="T5">long </text:span><text:span text:style-name="T5">*</text:span><text:span text:style-name="T5"><text:a xlink:href="https://elixir.bootlin.com/linux/v6.1-rc6/C/ident/dev_mask" xlink:type="simple">dev_mask</text:a></text:span><text:span text:style-name="T5">);</text:span></text:p>
            <text:p text:style-name="P11"><text:span text:style-name="T5"><text:s text:c="6"/></text:span><text:span text:style-name="T5"><text:s text:c="2"/></text:span><text:span text:style-name="T5">int </text:span><text:span text:style-name="T5">(*</text:span><text:span text:style-name="T5"><text:a xlink:href="https://elixir.bootlin.com/linux/v6.1-rc6/C/ident/renable" xlink:type="simple">renable</text:a></text:span><text:span text:style-name="T5">)</text:span><text:span text:style-name="T5">(stru</text:span><text:span text:style-name="T5">ct </text:span><text:span text:style-name="T5"><text:a xlink:href="https://elixir.bootlin.com/linux/v6.1-rc6/C/ident/regulator_irq_data" xlink:type="simple">regulator_irq_data</text:a></text:span><text:span text:style-name="T5"><text:s/>*</text:span><text:span text:style-name="T5"><text:a xlink:href="https://elixir.bootlin.com/linux/v6.1-rc6/C/ident/rid" xlink:type="simple">rid</text:a></text:span><text:span text:style-name="T5">);</text:span></text:p>
            <text:p text:style-name="P11"><text:span text:style-name="T5">};</text:span></text:p>
          </draw:text-box>
        </draw:frame>
        <draw:frame draw:style-name="gr4" draw:text-style-name="P12" draw:layer="layout" svg:width="17.012cm" svg:height="1.842cm" svg:x="1.403cm" svg:y="10.16cm">
          <draw:text-box>
            <text:p text:style-name="P11"><text:span text:style-name="T5">void </text:span><text:span text:style-name="T5">*</text:span><text:span text:style-name="T5"><text:a xlink:href="https://elixir.bootlin.com/linux/v6.1-rc6/C/ident/regulator_irq_helper" xlink:type="simple">regulator_irq_helper</text:a></text:span><text:span text:style-name="T5">(stru</text:span><text:span text:style-name="T5">ct </text:span><text:span text:style-name="T5"><text:a xlink:href="https://elixir.bootlin.com/linux/v6.1-rc6/C/ident/device" xlink:type="simple">device</text:a></text:span><text:span text:style-name="T5"><text:s/></text:span><text:span text:style-name="T5">*dev,</text:span></text:p>
            <text:p text:style-name="P11"><text:span text:style-name="T5"><text:s text:c="6"/></text:span><text:span text:style-name="T5"><text:s text:c="6"/></text:span><text:span text:style-name="T5"><text:s text:c="6"/></text:span><text:span text:style-name="T5"><text:s text:c="6"/></text:span><text:span text:style-name="T5"><text:s text:c="3"/></text:span><text:span text:style-name="T5">const </text:span><text:span text:style-name="T5">struc</text:span><text:span text:style-name="T5">t </text:span><text:span text:style-name="T5"><text:a xlink:href="https://elixir.bootlin.com/linux/v6.1-rc6/C/ident/regulator_irq_desc" xlink:type="simple">regulator_irq_desc</text:a></text:span><text:span text:style-name="T5"><text:s/>*d, </text:span><text:span text:style-name="T5">int </text:span><text:span text:style-name="T5">irq,</text:span></text:p>
            <text:p text:style-name="P11"><text:span text:style-name="T5"><text:s text:c="6"/></text:span><text:span text:style-name="T5"><text:s text:c="6"/></text:span><text:span text:style-name="T5"><text:s text:c="6"/></text:span><text:span text:style-name="T5"><text:s text:c="6"/></text:span><text:span text:style-name="T5"><text:s text:c="3"/></text:span><text:span text:style-name="T5">int </text:span><text:span text:style-name="T5"><text:a xlink:href="https://elixir.bootlin.com/linux/v6.1-rc6/C/ident/irq_flags" xlink:type="simple">irq_flags</text:a></text:span><text:span text:style-name="T5">, int </text:span><text:span text:style-name="T5">commo</text:span><text:span text:style-name="T5">n_err</text:span><text:span text:style-name="T5">s, </text:span><text:span text:style-name="T5">int </text:span><text:span text:style-name="T5">*per_</text:span><text:span text:style-name="T5">rdev_</text:span><text:span text:style-name="T5">errs,</text:span></text:p>
            <text:p text:style-name="P11"><text:span text:style-name="T5"><text:s text:c="6"/></text:span><text:span text:style-name="T5"><text:s text:c="6"/></text:span><text:span text:style-name="T5"><text:s text:c="6"/></text:span><text:span text:style-name="T5"><text:s text:c="6"/></text:span><text:span text:style-name="T5"><text:s text:c="3"/></text:span><text:span text:style-name="T5">struc</text:span><text:span text:style-name="T5">t </text:span><text:span text:style-name="T5"><text:a xlink:href="https://elixir.bootlin.com/linux/v6.1-rc6/C/ident/regulator_dev" xlink:type="simple">regulator_dev</text:a></text:span><text:span text:style-name="T5"><text:s/></text:span><text:span text:style-name="T5">**rde</text:span><text:span text:style-name="T5">v, </text:span><text:span text:style-name="T5">int </text:span><text:span text:style-name="T5">rdev_</text:span><text:span text:style-name="T5">amoun</text:span><text:span text:style-name="T5">t)</text:span></text:p>
            <text:p text:style-name="P11"><text:span text:style-name="T5"/></text:p>
            <text:p text:style-name="P11"><text:span text:style-name="T5">(or </text:span><text:span text:style-name="T5">devm_</text:span><text:span text:style-name="T5">-</text:span><text:span text:style-name="T5">varia</text:span><text:span text:style-name="T5">nt)</text:span></text:p>
          </draw:text-box>
        </draw:frame>
        <presentation:notes draw:style-name="dp2">
          <draw:page-thumbnail draw:style-name="gr2" draw:layer="layout" svg:width="14.848cm" svg:height="11.136cm" svg:x="3.075cm" svg:y="2.257cm" draw:page-number="18" presentation:class="page"/>
          <draw:frame presentation:style-name="pr8" draw:text-style-name="P4"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presentation:user-transformed="true">
          <draw:text-box>
            <text:p>Event mapping data</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frame draw:style-name="gr4" draw:text-style-name="P12" draw:layer="layout" svg:width="9.604cm" svg:height="2.638cm" svg:x="1.826cm" svg:y="5.715cm">
          <draw:text-box>
            <text:p text:style-name="P11"><text:span text:style-name="T5">struc</text:span><text:span text:style-name="T5">t </text:span><text:span text:style-name="T5"><text:a xlink:href="https://elixir.bootlin.com/linux/v6.1-rc6/C/ident/regulator_irq_data" xlink:type="simple">regulator_irq_data</text:a></text:span><text:span text:style-name="T5"><text:s/>{</text:span></text:p>
            <text:p text:style-name="P11"><text:span text:style-name="T5"><text:s text:c="6"/></text:span><text:span text:style-name="T5"><text:s text:c="2"/></text:span><text:span text:style-name="T5">struc</text:span><text:span text:style-name="T5">t </text:span><text:span text:style-name="T5"><text:a xlink:href="https://elixir.bootlin.com/linux/v6.1-rc6/C/ident/regulator_err_state" xlink:type="simple">regulator_err_state</text:a></text:span><text:span text:style-name="T5"><text:s/>*</text:span><text:span text:style-name="T5"><text:a xlink:href="https://elixir.bootlin.com/linux/v6.1-rc6/C/ident/states" xlink:type="simple">states</text:a></text:span><text:span text:style-name="T5">;</text:span></text:p>
            <text:p text:style-name="P11"><text:span text:style-name="T5"><text:s text:c="6"/></text:span><text:span text:style-name="T5"><text:s text:c="2"/></text:span><text:span text:style-name="T5">int </text:span><text:span text:style-name="T5"><text:a xlink:href="https://elixir.bootlin.com/linux/v6.1-rc6/C/ident/num_states" xlink:type="simple">num_states</text:a></text:span><text:span text:style-name="T5">;</text:span></text:p>
            <text:p text:style-name="P11"><text:span text:style-name="T5"><text:s text:c="6"/></text:span><text:span text:style-name="T5"><text:s text:c="2"/></text:span><text:span text:style-name="T5">void </text:span><text:span text:style-name="T5">*data</text:span><text:span text:style-name="T5">;</text:span></text:p>
            <text:p text:style-name="P11"><text:span text:style-name="T5"><text:s text:c="6"/></text:span><text:span text:style-name="T5"><text:s text:c="2"/></text:span><text:span text:style-name="T5">long </text:span><text:span text:style-name="T5"><text:a xlink:href="https://elixir.bootlin.com/linux/v6.1-rc6/C/ident/opaque" xlink:type="simple">opaque</text:a></text:span><text:span text:style-name="T5">;</text:span></text:p>
            <text:p text:style-name="P11"><text:span text:style-name="T5">};</text:span></text:p>
          </draw:text-box>
        </draw:frame>
        <draw:frame draw:style-name="gr4" draw:text-style-name="P12" draw:layer="layout" svg:width="7.911cm" svg:height="2.638cm" svg:x="1.905cm" svg:y="2.54cm">
          <draw:text-box>
            <text:p text:style-name="P11"><text:span text:style-name="T5">struc</text:span><text:span text:style-name="T5">t </text:span><text:span text:style-name="T5"><text:a xlink:href="https://elixir.bootlin.com/linux/v6.1-rc6/C/ident/regulator_err_state" xlink:type="simple">regulator_err_state</text:a></text:span><text:span text:style-name="T5"><text:s/>{</text:span></text:p>
            <text:p text:style-name="P11"><text:span text:style-name="T5"><text:s text:c="6"/></text:span><text:span text:style-name="T5"><text:s text:c="2"/></text:span><text:span text:style-name="T5">struc</text:span><text:span text:style-name="T5">t </text:span><text:span text:style-name="T5"><text:a xlink:href="https://elixir.bootlin.com/linux/v6.1-rc6/C/ident/regulator_dev" xlink:type="simple">regulator_dev</text:a></text:span><text:span text:style-name="T5"><text:s/></text:span><text:span text:style-name="T5">*rdev</text:span><text:span text:style-name="T5">;</text:span></text:p>
            <text:p text:style-name="P11"><text:span text:style-name="T5"><text:s text:c="6"/></text:span><text:span text:style-name="T5"><text:s text:c="2"/></text:span><text:span text:style-name="T5">unsig</text:span><text:span text:style-name="T5">ned </text:span><text:span text:style-name="T5">long </text:span><text:span text:style-name="T5"><text:a xlink:href="https://elixir.bootlin.com/linux/v6.1-rc6/C/ident/notifs" xlink:type="simple">notifs</text:a></text:span><text:span text:style-name="T5">;</text:span></text:p>
            <text:p text:style-name="P11"><text:span text:style-name="T5"><text:s text:c="6"/></text:span><text:span text:style-name="T5"><text:s text:c="2"/></text:span><text:span text:style-name="T5">unsig</text:span><text:span text:style-name="T5">ned </text:span><text:span text:style-name="T5">long </text:span><text:span text:style-name="T5"><text:a xlink:href="https://elixir.bootlin.com/linux/v6.1-rc6/C/ident/errors" xlink:type="simple">errors</text:a></text:span><text:span text:style-name="T5">;</text:span></text:p>
            <text:p text:style-name="P11"><text:span text:style-name="T5"><text:s text:c="6"/></text:span><text:span text:style-name="T5"><text:s text:c="2"/></text:span><text:span text:style-name="T5">int </text:span><text:span text:style-name="T5"><text:a xlink:href="https://elixir.bootlin.com/linux/v6.1-rc6/C/ident/possible_errs" xlink:type="simple">possible_errs</text:a></text:span><text:span text:style-name="T5">;</text:span></text:p>
            <text:p text:style-name="P11"><text:span text:style-name="T5">};</text:span></text:p>
          </draw:text-box>
        </draw:frame>
        <draw:frame draw:style-name="gr4" draw:text-style-name="P12" draw:layer="layout" svg:width="22.225cm" svg:height="1.444cm" svg:x="0cm" svg:y="8.89cm">
          <draw:text-box>
            <text:p><text:span text:style-name="T5"><text:s text:c="6"/></text:span><text:span text:style-name="T5"><text:s text:c="2"/></text:span><text:span text:style-name="T5">int </text:span><text:span text:style-name="T5">(*</text:span><text:span text:style-name="T5"><text:a xlink:href="https://elixir.bootlin.com/linux/v6.1-rc6/C/ident/map_event" xlink:type="simple">map_event</text:a></text:span><text:span text:style-name="T5">)(int </text:span><text:span text:style-name="T5">irq, </text:span><text:span text:style-name="T5">struc</text:span><text:span text:style-name="T5">t </text:span><text:span text:style-name="T5"><text:a xlink:href="https://elixir.bootlin.com/linux/v6.1-rc6/C/ident/regulator_irq_data" xlink:type="simple">regulator_irq_data</text:a></text:span><text:span text:style-name="T5"><text:s/>*</text:span><text:span text:style-name="T5"><text:a xlink:href="https://elixir.bootlin.com/linux/v6.1-rc6/C/ident/rid" xlink:type="simple">rid</text:a></text:span><text:span text:style-name="T5">, </text:span><text:span text:style-name="T5">unsig</text:span><text:span text:style-name="T5">ned </text:span><text:span text:style-name="T5">long </text:span><text:span text:style-name="T5">*</text:span><text:span text:style-name="T5"><text:a xlink:href="https://elixir.bootlin.com/linux/v6.1-rc6/C/ident/dev_mask" xlink:type="simple">dev_mask</text:a></text:span><text:span text:style-name="T5">);</text:span></text:p>
            <text:p><text:span text:style-name="T5"><text:s text:c="6"/></text:span><text:span text:style-name="T5"><text:s text:c="2"/></text:span><text:span text:style-name="T5">int </text:span><text:span text:style-name="T5">(*</text:span><text:span text:style-name="T5"><text:a xlink:href="https://elixir.bootlin.com/linux/v6.1-rc6/C/ident/renable" xlink:type="simple">renable</text:a></text:span><text:span text:style-name="T5">)</text:span><text:span text:style-name="T5">(stru</text:span><text:span text:style-name="T5">ct </text:span><text:span text:style-name="T5"><text:a xlink:href="https://elixir.bootlin.com/linux/v6.1-rc6/C/ident/regulator_irq_data" xlink:type="simple">regulator_irq_data</text:a></text:span><text:span text:style-name="T5"><text:s/>*</text:span><text:span text:style-name="T5"><text:a xlink:href="https://elixir.bootlin.com/linux/v6.1-rc6/C/ident/rid" xlink:type="simple">rid</text:a></text:span><text:span text:style-name="T5">);</text:span></text:p>
          </draw:text-box>
        </draw:frame>
        <draw:frame draw:style-name="gr4" draw:text-style-name="P12" draw:layer="layout" svg:width="16.377cm" svg:height="1.046cm" svg:x="1.905cm" svg:y="11.654cm">
          <draw:text-box>
            <text:p text:style-name="P11"><text:span text:style-name="T5">int </text:span><text:span text:style-name="T5"><text:a xlink:href="https://elixir.bootlin.com/linux/v6.1-rc6/C/ident/regulator_irq_map_event_simple" xlink:type="simple">regulator_irq_map_event_simple</text:a></text:span><text:span text:style-name="T5">(int </text:span><text:span text:style-name="T5">irq, </text:span><text:span text:style-name="T5">struc</text:span><text:span text:style-name="T5">t </text:span><text:span text:style-name="T5"><text:a xlink:href="https://elixir.bootlin.com/linux/v6.1-rc6/C/ident/regulator_irq_data" xlink:type="simple">regulator_irq_data</text:a></text:span><text:span text:style-name="T5"><text:s/>*</text:span><text:span text:style-name="T5"><text:a xlink:href="https://elixir.bootlin.com/linux/v6.1-rc6/C/ident/rid" xlink:type="simple">rid</text:a></text:span><text:span text:style-name="T5">,</text:span></text:p>
            <text:p text:style-name="P11"><text:span text:style-name="T5"><text:s text:c="6"/></text:span><text:span text:style-name="T5"><text:s text:c="6"/></text:span><text:span text:style-name="T5"><text:s text:c="6"/></text:span><text:span text:style-name="T5"><text:s text:c="6"/></text:span><text:span text:style-name="T5"><text:s text:c="4"/></text:span><text:span text:style-name="T5">unsig</text:span><text:span text:style-name="T5">ned </text:span><text:span text:style-name="T5">long </text:span><text:span text:style-name="T5">*</text:span><text:span text:style-name="T5"><text:a xlink:href="https://elixir.bootlin.com/linux/v6.1-rc6/C/ident/dev_mask" xlink:type="simple">dev_mask</text:a></text:span><text:span text:style-name="T5">)</text:span></text:p>
          </draw:text-box>
        </draw:frame>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vent mapping example</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frame draw:style-name="gr4" draw:text-style-name="P12" draw:layer="layout" svg:width="16.589cm" svg:height="14.18cm" svg:x="1.905cm" svg:y="2.24cm">
          <draw:text-box>
            <text:p text:style-name="P11"><text:span text:style-name="T5">sstat</text:span><text:span text:style-name="T5">ic </text:span><text:span text:style-name="T5">int </text:span><text:span text:style-name="T5">bd957</text:span><text:span text:style-name="T5">6_ovd</text:span><text:span text:style-name="T5">_hand</text:span><text:span text:style-name="T5">ler(i</text:span><text:span text:style-name="T5">nt </text:span><text:span text:style-name="T5">irq, </text:span><text:span text:style-name="T5">struc</text:span><text:span text:style-name="T5">t </text:span><text:span text:style-name="T5">regul</text:span><text:span text:style-name="T5">ator_</text:span><text:span text:style-name="T5">irq_d</text:span><text:span text:style-name="T5">ata </text:span><text:span text:style-name="T5">*rid,</text:span></text:p>
            <text:p text:style-name="P11"><text:span text:style-name="T5"><text:tab/></text:span><text:span text:style-name="T5"><text:tab/></text:span><text:span text:style-name="T5"><text:tab/></text:span><text:span text:style-name="T5"> <text:s text:c="5"/></text:span><text:span text:style-name="T5">unsig</text:span><text:span text:style-name="T5">ned </text:span><text:span text:style-name="T5">long </text:span><text:span text:style-name="T5">*dev_</text:span><text:span text:style-name="T5">mask)</text:span></text:p>
            <text:p text:style-name="P11"><text:span text:style-name="T5">{</text:span></text:p>
            <text:p text:style-name="P11"><text:span text:style-name="T5"><text:tab/></text:span><text:span text:style-name="T5">ret = </text:span><text:span text:style-name="T5">regma</text:span><text:span text:style-name="T5">p_rea</text:span><text:span text:style-name="T5">d(d-</text:span><text:span text:style-name="T5">&gt;regm</text:span><text:span text:style-name="T5">ap, </text:span><text:span text:style-name="T5">BD957</text:span><text:span text:style-name="T5">X_REG</text:span><text:span text:style-name="T5">_INT_</text:span><text:span text:style-name="T5">OVD_S</text:span><text:span text:style-name="T5">TAT, </text:span><text:span text:style-name="T5">&amp;val)</text:span><text:span text:style-name="T5">;</text:span></text:p>
            <text:p text:style-name="P11"><text:span text:style-name="T5"><text:tab/></text:span><text:span text:style-name="T5">if </text:span><text:span text:style-name="T5">(ret)</text:span></text:p>
            <text:p text:style-name="P11"><text:span text:style-name="T5"><text:tab/></text:span><text:span text:style-name="T5"><text:tab/></text:span><text:span text:style-name="T5">retur</text:span><text:span text:style-name="T5">n </text:span><text:span text:style-name="T5">REGUL</text:span><text:span text:style-name="T5">ATOR_</text:span><text:span text:style-name="T5">FAILE</text:span><text:span text:style-name="T5">D_RET</text:span><text:span text:style-name="T5">RY;</text:span></text:p>
            <text:p text:style-name="P11"><text:span text:style-name="T5"/></text:p>
            <text:p text:style-name="P11"><text:span text:style-name="T5"><text:tab/></text:span><text:span text:style-name="T5">rid-</text:span><text:span text:style-name="T5">&gt;opaq</text:span><text:span text:style-name="T5">ue = </text:span><text:span text:style-name="T5">val &amp; </text:span><text:span text:style-name="T5">OVD_I</text:span><text:span text:style-name="T5">RQ_VA</text:span><text:span text:style-name="T5">LID_M</text:span><text:span text:style-name="T5">ASK;</text:span></text:p>
            <text:p text:style-name="P11"><text:span text:style-name="T5"><text:tab/></text:span><text:span text:style-name="T5">*dev_</text:span><text:span text:style-name="T5">mask </text:span><text:span text:style-name="T5">= 0;</text:span></text:p>
            <text:p text:style-name="P11"><text:span text:style-name="T5"/></text:p>
            <text:p text:style-name="P11"><text:span text:style-name="T5"><text:tab/></text:span><text:span text:style-name="T5">if (!</text:span><text:span text:style-name="T5">(val </text:span><text:span text:style-name="T5">&amp; </text:span><text:span text:style-name="T5">OVD_I</text:span><text:span text:style-name="T5">RQ_VA</text:span><text:span text:style-name="T5">LID_M</text:span><text:span text:style-name="T5">ASK))</text:span></text:p>
            <text:p text:style-name="P11"><text:span text:style-name="T5"><text:tab/></text:span><text:span text:style-name="T5"><text:tab/></text:span><text:span text:style-name="T5">retur</text:span><text:span text:style-name="T5">n 0;</text:span></text:p>
            <text:p text:style-name="P11"><text:span text:style-name="T5"/></text:p>
            <text:p text:style-name="P11"><text:span text:style-name="T5"><text:tab/></text:span><text:span text:style-name="T5">*dev_</text:span><text:span text:style-name="T5">mask </text:span><text:span text:style-name="T5">= val </text:span><text:span text:style-name="T5">&amp; </text:span><text:span text:style-name="T5">BD957</text:span><text:span text:style-name="T5">6_xVD</text:span><text:span text:style-name="T5">_IRQ_</text:span><text:span text:style-name="T5">MASK_</text:span><text:span text:style-name="T5">VOUT1</text:span><text:span text:style-name="T5">TO4;</text:span></text:p>
            <text:p text:style-name="P11"><text:span text:style-name="T5"/></text:p>
            <text:p text:style-name="P11"><text:span text:style-name="T5"><text:tab/></text:span><text:span text:style-name="T5">for_e</text:span><text:span text:style-name="T5">ach_s</text:span><text:span text:style-name="T5">et_bi</text:span><text:span text:style-name="T5">t(i, </text:span><text:span text:style-name="T5">dev_m</text:span><text:span text:style-name="T5">ask, </text:span><text:span text:style-name="T5">4) {</text:span></text:p>
            <text:p text:style-name="P11"><text:span text:style-name="T5"><text:tab/></text:span><text:span text:style-name="T5"><text:tab/></text:span><text:span text:style-name="T5">stat <text:s/></text:span><text:span text:style-name="T5">= </text:span><text:span text:style-name="T5">&amp;rid-</text:span><text:span text:style-name="T5">&gt;stat</text:span><text:span text:style-name="T5">es[i]</text:span><text:span text:style-name="T5">;</text:span></text:p>
            <text:p text:style-name="P11"><text:span text:style-name="T5"/></text:p>
            <text:p text:style-name="P11"><text:span text:style-name="T5"><text:tab/></text:span><text:span text:style-name="T5"><text:tab/></text:span><text:span text:style-name="T5">stat-</text:span><text:span text:style-name="T5">&gt;noti</text:span><text:span text:style-name="T5">fs</text:span><text:span text:style-name="T5"><text:tab/></text:span><text:span text:style-name="T5">= </text:span><text:span text:style-name="T5">rdata</text:span><text:span text:style-name="T5">-</text:span><text:span text:style-name="T5">&gt;ovd_</text:span><text:span text:style-name="T5">notif</text:span><text:span text:style-name="T5">;</text:span></text:p>
            <text:p text:style-name="P11"><text:span text:style-name="T5"><text:tab/></text:span><text:span text:style-name="T5"><text:tab/></text:span><text:span text:style-name="T5">stat-</text:span><text:span text:style-name="T5">&gt;erro</text:span><text:span text:style-name="T5">rs</text:span><text:span text:style-name="T5"><text:tab/></text:span><text:span text:style-name="T5">= </text:span><text:span text:style-name="T5">rdata</text:span><text:span text:style-name="T5">-</text:span><text:span text:style-name="T5">&gt;ovd_</text:span><text:span text:style-name="T5">err;</text:span></text:p>
            <text:p text:style-name="P11"><text:span text:style-name="T5"><text:tab/></text:span><text:span text:style-name="T5">}</text:span></text:p>
            <text:p text:style-name="P11"><text:span text:style-name="T5"/></text:p>
            <text:p text:style-name="P11"><text:span text:style-name="T5"><text:tab/></text:span><text:span text:style-name="T5">/* </text:span><text:span text:style-name="T5">Clear </text:span><text:span text:style-name="T5">the </text:span><text:span text:style-name="T5">sub-</text:span><text:span text:style-name="T5">IRQ </text:span><text:span text:style-name="T5">statu</text:span><text:span text:style-name="T5">s */</text:span></text:p>
            <text:p text:style-name="P11"><text:span text:style-name="T5"><text:tab/></text:span><text:span text:style-name="T5">regma</text:span><text:span text:style-name="T5">p_wri</text:span><text:span text:style-name="T5">te(d-</text:span><text:span text:style-name="T5">&gt;regm</text:span><text:span text:style-name="T5">ap, </text:span><text:span text:style-name="T5">BD957</text:span><text:span text:style-name="T5">X_REG</text:span><text:span text:style-name="T5">_INT_</text:span><text:span text:style-name="T5">OVD_S</text:span><text:span text:style-name="T5">TAT,</text:span></text:p>
            <text:p text:style-name="P11"><text:span text:style-name="T5"><text:tab/></text:span><text:span text:style-name="T5"><text:tab/></text:span><text:span text:style-name="T5"> <text:s text:c="4"/></text:span><text:span text:style-name="T5">OVD_I</text:span><text:span text:style-name="T5">RQ_VA</text:span><text:span text:style-name="T5">LID_M</text:span><text:span text:style-name="T5">ASK &amp; </text:span><text:span text:style-name="T5">val);</text:span></text:p>
            <text:p text:style-name="P11"><text:span text:style-name="T5"/></text:p>
            <text:p text:style-name="P11"><text:span text:style-name="T5"><text:tab/></text:span><text:span text:style-name="T5">retur</text:span><text:span text:style-name="T5">n 0;</text:span></text:p>
            <text:p text:style-name="P11"><text:span text:style-name="T5">}</text:span></text:p>
            <text:p text:style-name="P11"><text:span text:style-name="T5"/></text:p>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0.999cm" svg:y="0.499cm" presentation:class="title">
          <draw:text-box>
            <text:p>Example helper registration</text:p>
          </draw:text-box>
        </draw:frame>
        <draw:frame presentation:style-name="pr4" draw:text-style-name="P1" draw:layer="layout" svg:width="26cm" svg:height="10cm" svg:x="0.999cm" svg:y="2.999cm" presentation:class="outline">
          <draw:text-box>
            <text:list text:style-name="L2">
              <text:list-header>
                <text:p><text:s/></text:p>
              </text:list-header>
            </text:list>
          </draw:text-box>
        </draw:frame>
        <draw:frame draw:style-name="gr4" draw:text-style-name="P12" draw:layer="layout" svg:width="14.895cm" svg:height="1.046cm" svg:x="2.54cm" svg:y="6.324cm">
          <draw:text-box>
            <text:p text:style-name="P11"><text:span text:style-name="T5"><text:s text:c="6"/></text:span><text:span text:style-name="T5"><text:s text:c="6"/></text:span><text:span text:style-name="T5"><text:s text:c="4"/></text:span></text:p>
          </draw:text-box>
        </draw:frame>
        <draw:frame draw:style-name="gr4" draw:text-style-name="P12" draw:layer="layout" svg:width="20.955cm" svg:height="3.984cm" svg:x="2.54cm" svg:y="3.001cm">
          <draw:text-box>
            <text:p text:style-name="P10"><text:span text:style-name="T5">struc</text:span><text:span text:style-name="T5">t </text:span><text:span text:style-name="T5"><text:a xlink:href="https://elixir.bootlin.com/linux/v6.1-rc6/C/ident/regulator_dev" xlink:type="simple">regulator_dev</text:a></text:span><text:span text:style-name="T5"><text:s/>*</text:span><text:span text:style-name="T5"><text:a xlink:href="https://elixir.bootlin.com/linux/v6.1-rc6/C/ident/rdevs" xlink:type="simple">rdevs</text:a></text:span><text:span text:style-name="T5">[</text:span><text:span text:style-name="T5"><text:a xlink:href="https://elixir.bootlin.com/linux/v6.1-rc6/C/ident/BD9576_NUM_REGULATORS" xlink:type="simple">BD9576_NUM_REGULATORS</text:a></text:span><text:span text:style-name="T5">];</text:span></text:p>
            <text:p text:style-name="P10"><text:span text:style-name="T5"/></text:p>
            <text:p text:style-name="P11"><text:span text:style-name="T5"><text:a xlink:href="https://elixir.bootlin.com/linux/v6.1-rc6/C/ident/rdevs" xlink:type="simple">rdevs</text:a></text:span><text:span text:style-name="T5">[i] = </text:span><text:span text:style-name="T5">r-</text:span><text:span text:style-name="T5">&gt;rdev</text:span><text:span text:style-name="T5">;</text:span></text:p>
            <text:p text:style-name="P11"><text:span text:style-name="T5">if (i </text:span><text:span text:style-name="T5">&lt; </text:span><text:span text:style-name="T5"><text:a xlink:href="https://elixir.bootlin.com/linux/v6.1-rc6/C/ident/BD957X_VOUTS1" xlink:type="simple">BD957X_VOUTS1</text:a></text:span><text:span text:style-name="T5">)</text:span></text:p>
            <text:p text:style-name="P11"><text:span text:style-name="T5"><text:tab/></text:span><text:span text:style-name="T5">ovd_d</text:span><text:span text:style-name="T5">evs[i</text:span><text:span text:style-name="T5">] = </text:span><text:span text:style-name="T5">r→rde</text:span><text:span text:style-name="T5">v;</text:span></text:p>
            <text:p text:style-name="P11"><text:span text:style-name="T5"/></text:p>
            <text:p text:style-name="P10"><text:span text:style-name="T5">r-</text:span><text:span text:style-name="T5">&gt;rdev </text:span><text:span text:style-name="T5">= </text:span><text:span text:style-name="T5"><text:a xlink:href="https://elixir.bootlin.com/linux/v6.1-rc6/C/ident/devm_regulator_register" xlink:type="simple">devm_regulator_register</text:a></text:span><text:span text:style-name="T5">(&amp;pde</text:span><text:span text:style-name="T5">v-</text:span><text:span text:style-name="T5">&gt;dev, </text:span><text:span text:style-name="T5">desc, </text:span><text:span text:style-name="T5">&amp;</text:span><text:span text:style-name="T5"><text:a xlink:href="https://elixir.bootlin.com/linux/v6.1-rc6/C/ident/config" xlink:type="simple">config</text:a></text:span><text:span text:style-name="T5">);</text:span></text:p>
            <text:p text:style-name="P10"><text:span text:style-name="T5"/></text:p>
            <text:p text:style-name="P10"><text:span text:style-name="T5">// </text:span><text:span text:style-name="T5">snip</text:span></text:p>
            <text:p text:style-name="P10"><text:span text:style-name="T5"/></text:p>
            <text:p text:style-name="P10"><text:span text:style-name="T5">int </text:span><text:span text:style-name="T5">ovd_e</text:span><text:span text:style-name="T5">rrs = </text:span><text:span text:style-name="T5"><text:a xlink:href="https://elixir.bootlin.com/linux/v6.1-rc6/C/ident/REGULATOR_ERROR_OVER_VOLTAGE_WARN" xlink:type="simple">REGULATOR_ERROR_OVER_VOLTAGE_WARN</text:a></text:span><text:span text:style-name="T5"><text:s/>| </text:span><text:span text:style-name="T5"><text:a xlink:href="https://elixir.bootlin.com/linux/v6.1-rc6/C/ident/REGULATOR_ERROR_REGULATION_OUT" xlink:type="simple">REGULATOR_ERROR_REGULATION_OUT</text:a></text:span><text:span text:style-name="T5">;</text:span></text:p>
            <text:p text:style-name="P10"><text:span text:style-name="T5"/></text:p>
            <text:p text:style-name="P10"><text:span text:style-name="T5">ret = </text:span><text:span text:style-name="T5"><text:a xlink:href="https://elixir.bootlin.com/linux/v6.1-rc6/C/ident/devm_regulator_irq_helper" xlink:type="simple">devm_regulator_irq_helper</text:a></text:span><text:span text:style-name="T5">(&amp;pde</text:span><text:span text:style-name="T5">v-</text:span><text:span text:style-name="T5">&gt;dev, </text:span><text:span text:style-name="T5">&amp;bd95</text:span><text:span text:style-name="T5">76_no</text:span><text:span text:style-name="T5">tif_o</text:span><text:span text:style-name="T5">vd, </text:span><text:span text:style-name="T5">irq, </text:span><text:span text:style-name="T5">0, </text:span><text:span text:style-name="T5">ovd_e</text:span><text:span text:style-name="T5">rrs, </text:span><text:span text:style-name="T5">NULL,</text:span></text:p>
            <text:p text:style-name="P10"><text:span text:style-name="T5"><text:s text:c="6"/></text:span><text:span text:style-name="T5"><text:s text:c="6"/></text:span><text:span text:style-name="T5"><text:s text:c="6"/></text:span><text:span text:style-name="T5"><text:s text:c="6"/></text:span><text:span text:style-name="T5"><text:s text:c="6"/></text:span><text:span text:style-name="T5"><text:s text:c="2"/></text:span><text:span text:style-name="T5">&amp;ovd_</text:span><text:span text:style-name="T5">devs[</text:span><text:span text:style-name="T5">0], </text:span><text:span text:style-name="T5"><text:a xlink:href="https://elixir.bootlin.com/linux/v6.1-rc6/C/ident/BD9576_NUM_OVD_REGULATORS" xlink:type="simple">BD9576_NUM_OVD_REGULATORS</text:a></text:span><text:span text:style-name="T5">);</text:span></text:p>
            <text:p text:style-name="P10"><text:span text:style-name="T5"/></text:p>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3" draw:layer="layout" svg:width="26cm" svg:height="1.328cm" svg:x="0.999cm" svg:y="0.499cm" presentation:class="title">
          <draw:text-box>
            <text:p>That’s all peeps!</text:p>
          </draw:text-box>
        </draw:frame>
        <draw:frame presentation:style-name="pr4" draw:layer="layout" svg:width="26cm" svg:height="10cm" svg:x="0.999cm" svg:y="2.999cm" presentation:class="outline">
          <draw:text-box>
            <text:list text:style-name="L2">
              <text:list-header>
                <text:p><text:s/></text:p>
              </text:list-header>
            </text:list>
          </draw:text-box>
        </draw:frame>
        <draw:custom-shape draw:name="Air-Mail 1" draw:style-name="gr32" draw:text-style-name="P28" draw:layer="layout" svg:width="12.065cm" svg:height="5.337cm" svg:x="10.16cm" svg:y="3.81cm">
          <text:p text:style-name="P27"><text:span text:style-name="T9">Question</text:span><text:span text:style-name="T9">s?</text:span></text:p>
          <draw:enhanced-geometry svg:viewBox="0 0 21600 21600" draw:mirror-horizontal="false" draw:mirror-vertical="false"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fade-up-and-right" draw:modifiers="17593.7940761636"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22" presentation:class="page"/>
          <draw:frame presentation:style-name="pr5" draw:text-style-name="P2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modern"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DejaVu Sans1" svg:font-family="'DejaVu Sans'" style:font-family-generic="modern" style:font-pitch="variable"/>
    <style:font-face style:name="Droid Sans Devanagari" svg:font-family="'Droid Sans Devanagari'" style:font-family-generic="system" style:font-pitch="variable"/>
    <style:font-face style:name="Liberation Mono" svg:font-family="'Liberation Mono', 'DejaVu Sans Mono'" style:font-family-generic="modern" style:font-pitch="fixed"/>
    <style:font-face style:name="Liberation Mono1" svg:font-family="'Liberation Mono', 'DejaVu Sans Mono'"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1" fo:font-size="24pt" fo:language="en" fo:country="US" style:font-name-asian="DejaVu Sans" style:font-size-asian="24pt" style:language-asian="zh" style:country-asian="CN" style:font-name-complex="Bitstream Vera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ff8000"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299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3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8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3cm" fo:margin-bottom="0cm" fo:text-indent="0cm"/>
      <style:text-properties fo:font-size="26.6000003814697pt"/>
    </style:style>
    <style:style style:name="Blue_5f_Curve-outline6" style:display-name="Blue_Curve-outline6" style:family="presentation" style:parent-style-name="Blue_5f_Curve-outline5">
      <style:paragraph-properties fo:margin-left="0cm" fo:margin-right="0cm" fo:margin-top="0.13cm" fo:margin-bottom="0cm" fo:text-indent="0cm"/>
      <style:text-properties fo:font-size="47.2999992370606pt"/>
    </style:style>
    <style:style style:name="Blue_5f_Curve-outline7" style:display-name="Blue_Curve-outline7" style:family="presentation" style:parent-style-name="Blue_5f_Curve-outline6">
      <style:paragraph-properties fo:margin-left="0cm" fo:margin-right="0cm" fo:margin-top="0.231cm" fo:margin-bottom="0cm" fo:text-indent="0cm"/>
      <style:text-properties fo:font-size="84.1999969482422pt"/>
    </style:style>
    <style:style style:name="Blue_5f_Curve-outline8" style:display-name="Blue_Curve-outline8" style:family="presentation" style:parent-style-name="Blue_5f_Curve-outline7">
      <style:paragraph-properties fo:margin-left="0cm" fo:margin-right="0cm" fo:margin-top="0.411cm" fo:margin-bottom="0cm" fo:text-indent="0cm"/>
      <style:text-properties fo:font-size="149.600006103516pt"/>
    </style:style>
    <style:style style:name="Blue_5f_Curve-outline9" style:display-name="Blue_Curve-outline9" style:family="presentation" style:parent-style-name="Blue_5f_Curve-outline8">
      <style:paragraph-properties fo:margin-left="0cm" fo:margin-right="0cm" fo:margin-top="0.731cm" fo:margin-bottom="0cm" fo:text-indent="0cm"/>
      <style:text-properties fo:font-size="266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99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3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8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3cm" fo:margin-bottom="0cm" fo:text-indent="0cm"/>
      <style:text-properties fo:font-size="26.6000003814697pt"/>
    </style:style>
    <style:style style:name="Blue_5f_Curve1-outline6" style:display-name="Blue_Curve1-outline6" style:family="presentation" style:parent-style-name="Blue_5f_Curve1-outline5">
      <style:paragraph-properties fo:margin-left="0cm" fo:margin-right="0cm" fo:margin-top="0.13cm" fo:margin-bottom="0cm" fo:text-indent="0cm"/>
      <style:text-properties fo:font-size="47.2999992370606pt"/>
    </style:style>
    <style:style style:name="Blue_5f_Curve1-outline7" style:display-name="Blue_Curve1-outline7" style:family="presentation" style:parent-style-name="Blue_5f_Curve1-outline6">
      <style:paragraph-properties fo:margin-left="0cm" fo:margin-right="0cm" fo:margin-top="0.231cm" fo:margin-bottom="0cm" fo:text-indent="0cm"/>
      <style:text-properties fo:font-size="84.1999969482422pt"/>
    </style:style>
    <style:style style:name="Blue_5f_Curve1-outline8" style:display-name="Blue_Curve1-outline8" style:family="presentation" style:parent-style-name="Blue_5f_Curve1-outline7">
      <style:paragraph-properties fo:margin-left="0cm" fo:margin-right="0cm" fo:margin-top="0.411cm" fo:margin-bottom="0cm" fo:text-indent="0cm"/>
      <style:text-properties fo:font-size="149.600006103516pt"/>
    </style:style>
    <style:style style:name="Blue_5f_Curve1-outline9" style:display-name="Blue_Curve1-outline9" style:family="presentation" style:parent-style-name="Blue_5f_Curve1-outline8">
      <style:paragraph-properties fo:margin-left="0cm" fo:margin-right="0cm" fo:margin-top="0.731cm" fo:margin-bottom="0cm" fo:text-indent="0cm"/>
      <style:text-properties fo:font-size="26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362cm" fo:min-width="27.501cm"/>
    </style:style>
    <style:style style:name="Mgr4" style:family="graphic" style:parent-style-name="Accent_20_1">
      <style:graphic-properties draw:textarea-vertical-align="middle" fo:min-height="1.75cm" fo:min-width="27.491cm"/>
    </style:style>
    <style:style style:name="Mgr5"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Blue_5f_Curve" style:display-name="Blue_Curve" style:page-layout-name="PM1" draw:style-name="Mdp1">
      <draw:custom-shape draw:style-name="Mgr3" draw:text-style-name="MP5" draw:layer="backgroundobjects" svg:width="28cm" svg:height="3.25cm" svg:x="0.002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001cm" svg:height="2.999cm" svg:x="0cm" svg:y="4.5cm" presentation:class="title" presentation:placeholder="true">
        <draw:text-box/>
      </draw:frame>
      <draw:frame presentation:style-name="Blue_5f_Curve-outline1" draw:layer="backgroundobjects" svg:width="26cm" svg:height="4.5cm" svg:x="0.999cm" svg:y="7.999cm" presentation:class="outline" presentation:placeholder="true">
        <draw:text-box/>
      </draw:frame>
      <draw:frame presentation:style-name="Mpr1" draw:text-style-name="MP2" draw:layer="backgroundobjects" svg:width="6.5cm" svg:height="1cm" svg:x="0.999cm" svg:y="14.499cm">
        <draw:text-box>
          <text:p><text:span text:style-name="MT1"><presentation:date-time/></text:span></text:p>
        </draw:text-box>
      </draw:frame>
      <draw:frame presentation:style-name="Mpr1" draw:text-style-name="MP7" draw:layer="backgroundobjects" svg:width="9.001cm" svg:height="1cm" svg:x="9.498cm" svg:y="14.499cm">
        <draw:text-box>
          <text:p text:style-name="MP6"><text:span text:style-name="MT1"><presentation:footer/></text:span></text:p>
        </draw:text-box>
      </draw:frame>
      <draw:frame presentation:style-name="Mpr1" draw:text-style-name="MP4" draw:layer="backgroundobjects" svg:width="6.5cm" svg:height="1cm" svg:x="20.499cm" svg:y="14.499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002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3.999cm">
        <text:p/>
        <draw:enhanced-geometry svg:viewBox="0 0 21600 21600" draw:type="rectangle" draw:enhanced-path="M 0 0 L 21600 0 21600 21600 0 21600 0 0 Z N"/>
      </draw:custom-shape>
      <draw:frame presentation:style-name="Blue_5f_Curve1-title" draw:layer="backgroundobjects" svg:width="26cm" svg:height="1.328cm" svg:x="0.999cm" svg:y="0.499cm" presentation:class="title" presentation:placeholder="true">
        <draw:text-box/>
      </draw:frame>
      <draw:frame presentation:style-name="Blue_5f_Curve1-outline1" draw:layer="backgroundobjects" svg:width="26cm" svg:height="10cm" svg:x="0.999cm" svg:y="2.999cm" presentation:class="outline" presentation:placeholder="true">
        <draw:text-box/>
      </draw:frame>
      <draw:frame presentation:style-name="Mpr4" draw:text-style-name="MP2" draw:layer="backgroundobjects" svg:width="6.5cm" svg:height="1cm" svg:x="0.999cm" svg:y="14.499cm" presentation:class="date-time">
        <draw:text-box>
          <text:p text:style-name="MP1"><text:span text:style-name="MT1"><presentation:date-time/></text:span></text:p>
        </draw:text-box>
      </draw:frame>
      <draw:frame presentation:style-name="Mpr4" draw:text-style-name="MP7" draw:layer="backgroundobjects" svg:width="9.001cm" svg:height="1cm" svg:x="9.498cm" svg:y="14.499cm" presentation:class="footer">
        <draw:text-box>
          <text:p text:style-name="MP9"><text:span text:style-name="MT1"><presentation:footer/></text:span></text:p>
        </draw:text-box>
      </draw:frame>
      <draw:frame presentation:style-name="Mpr4" draw:text-style-name="MP4" draw:layer="backgroundobjects" svg:width="6.5cm" svg:height="1cm" svg:x="20.499cm" svg:y="14.49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28T11:47:45.269445140</meta:creation-date>
    <meta:editing-duration>PT2H22M42S</meta:editing-duration>
    <meta:editing-cycles>32</meta:editing-cycles>
    <meta:generator>LibreOffice/7.3.6.2$Linux_X86_64 LibreOffice_project/30$Build-2</meta:generator>
    <dc:title>Blue Curve</dc:title>
    <dc:date>2022-11-29T16:00:24.669477557</dc:date>
    <meta:document-statistic meta:object-count="167"/>
  </office:meta>
</office:document-meta>
</file>